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27B100001A9118047A2D.svm" manifest:media-type=""/>
  <manifest:file-entry manifest:full-path="Pictures/2000000700002F5700001CBC855E0B33.svm" manifest:media-type=""/>
  <manifest:file-entry manifest:full-path="Pictures/2000000700002F2200001C38B137F00B.svm" manifest:media-type=""/>
  <manifest:file-entry manifest:full-path="Pictures/200000070000431400002A46DE859B3F.svm" manifest:media-type=""/>
  <manifest:file-entry manifest:full-path="Pictures/20000007000024B20000307A312F61D1.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otum1" svg:font-family="Dotum"/>
    <style:font-face style:name="Dotum" svg:font-family="Dotum, Tahoma, AppleGothic, sans-serif"/>
    <style:font-face style:name="Mangal1" svg:font-family="Mangal"/>
    <style:font-face style:name="dotum" svg:font-family="dotum, sans-serif"/>
    <style:font-face style:name="한양 신명조" svg:font-family="'한양 신명조'"/>
    <style:font-face style:name="한양신명조" svg:font-family="한양신명조"/>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style:font-face style:name="한양신명조1" svg:font-family="한양신명조" style:font-family-generic="system" style:font-pitch="variable"/>
  </office:font-face-decls>
  <office:automatic-styles>
    <style:style style:name="표1" style:family="table">
      <style:table-properties style:width="4.7632in" fo:margin-left="2.2833in" table:align="left"/>
    </style:style>
    <style:style style:name="표1.A" style:family="table-column">
      <style:table-column-properties style:column-width="1.4104in"/>
    </style:style>
    <style:style style:name="표1.B" style:family="table-column">
      <style:table-column-properties style:column-width="1.4215in"/>
    </style:style>
    <style:style style:name="표1.C" style:family="table-column">
      <style:table-column-properties style:column-width="1.9313in"/>
    </style:style>
    <style:style style:name="표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표1.C1" style:family="table-cell">
      <style:table-cell-properties fo:background-color="transparent" fo:padding="0.0382in" fo:border="0.05pt solid #000000">
        <style:background-image/>
      </style:table-cell-properties>
    </style:style>
    <style:style style:name="표1.A2" style:family="table-cell">
      <style:table-cell-properties fo:background-color="transparent" fo:padding="0.0382in" fo:border-left="0.05pt solid #000000" fo:border-right="none" fo:border-top="none" fo:border-bottom="0.05pt solid #000000">
        <style:background-image/>
      </style:table-cell-properties>
    </style:style>
    <style:style style:name="표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표2" style:family="table">
      <style:table-properties style:width="6.6931in" table:align="margins"/>
    </style:style>
    <style:style style:name="표2.A" style:family="table-column">
      <style:table-column-properties style:column-width="3.3465in" style:rel-column-width="32767*"/>
    </style:style>
    <style:style style:name="표2.B" style:family="table-column">
      <style:table-column-properties style:column-width="3.3465in" style:rel-column-width="32768*"/>
    </style:style>
    <style:style style:name="표2.A1" style:family="table-cell">
      <style:table-cell-properties fo:padding="0.0382in" fo:border-left="0.05pt solid #000000" fo:border-right="none" fo:border-top="0.05pt solid #000000" fo:border-bottom="0.05pt solid #000000"/>
    </style:style>
    <style:style style:name="표2.B1" style:family="table-cell">
      <style:table-cell-properties fo:padding="0.0382in" fo:border="0.05pt solid #000000"/>
    </style:style>
    <style:style style:name="표2.A2" style:family="table-cell">
      <style:table-cell-properties fo:padding="0.0382in" fo:border-left="0.05pt solid #000000" fo:border-right="none" fo:border-top="none" fo:border-bottom="0.05pt solid #000000"/>
    </style:style>
    <style:style style:name="표2.B2" style:family="table-cell">
      <style:table-cell-properties fo:padding="0.0382in" fo:border-left="0.05pt solid #000000" fo:border-right="0.05pt solid #000000" fo:border-top="none" fo:border-bottom="0.05pt solid #000000"/>
    </style:style>
    <style:style style:name="표3" style:family="table">
      <style:table-properties style:width="6.6931in" table:align="margins"/>
    </style:style>
    <style:style style:name="표3.A" style:family="table-column">
      <style:table-column-properties style:column-width="3.3465in" style:rel-column-width="32767*"/>
    </style:style>
    <style:style style:name="표3.A1" style:family="table-cell">
      <style:table-cell-properties fo:padding="0.0382in" fo:border-left="0.05pt solid #000000" fo:border-right="none" fo:border-top="0.05pt solid #000000" fo:border-bottom="0.05pt solid #000000"/>
    </style:style>
    <style:style style:name="표3.B1" style:family="table-cell">
      <style:table-cell-properties fo:padding="0.0382in" fo:border="0.05pt solid #000000"/>
    </style:style>
    <style:style style:name="표3.A2" style:family="table-cell">
      <style:table-cell-properties fo:padding="0.0382in" fo:border-left="0.05pt solid #000000" fo:border-right="none" fo:border-top="none" fo:border-bottom="0.05pt solid #000000"/>
    </style:style>
    <style:style style:name="표3.B2" style:family="table-cell">
      <style:table-cell-properties fo:padding="0.0382in" fo:border-left="0.05pt solid #000000" fo:border-right="0.05pt solid #000000" fo:border-top="none" fo:border-bottom="0.05pt solid #000000"/>
    </style:style>
    <style:style style:name="표4" style:family="table">
      <style:table-properties style:width="6.6951in" fo:margin-left="0in" table:align="left"/>
    </style:style>
    <style:style style:name="표4.A" style:family="table-column">
      <style:table-column-properties style:column-width="5.2951in"/>
    </style:style>
    <style:style style:name="표4.B" style:family="table-column">
      <style:table-column-properties style:column-width="1.4in"/>
    </style:style>
    <style:style style:name="표4.A1" style:family="table-cell">
      <style:table-cell-properties fo:padding="0.0382in" fo:border-left="0.05pt solid #000000" fo:border-right="none" fo:border-top="0.05pt solid #000000" fo:border-bottom="0.05pt solid #000000"/>
    </style:style>
    <style:style style:name="표4.B1" style:family="table-cell">
      <style:table-cell-properties fo:padding="0.0382in" fo:border="0.05pt solid #000000"/>
    </style:style>
    <style:style style:name="표4.A2" style:family="table-cell">
      <style:table-cell-properties fo:padding="0.0382in" fo:border-left="0.05pt solid #000000" fo:border-right="none" fo:border-top="none" fo:border-bottom="0.05pt solid #000000"/>
    </style:style>
    <style:style style:name="표4.B2" style:family="table-cell">
      <style:table-cell-properties fo:padding="0.0382in" fo:border-left="0.05pt solid #000000" fo:border-right="0.05pt solid #000000" fo:border-top="none" fo:border-bottom="0.05pt solid #000000"/>
    </style:style>
    <style:style style:name="표5" style:family="table">
      <style:table-properties style:width="6.6951in" fo:margin-left="0in" table:align="left"/>
    </style:style>
    <style:style style:name="표5.A" style:family="table-column">
      <style:table-column-properties style:column-width="5.2951in"/>
    </style:style>
    <style:style style:name="표5.B" style:family="table-column">
      <style:table-column-properties style:column-width="1.4in"/>
    </style:style>
    <style:style style:name="표5.A1" style:family="table-cell">
      <style:table-cell-properties fo:padding="0.0382in" fo:border-left="0.05pt solid #000000" fo:border-right="none" fo:border-top="0.05pt solid #000000" fo:border-bottom="0.05pt solid #000000"/>
    </style:style>
    <style:style style:name="표5.B1" style:family="table-cell">
      <style:table-cell-properties fo:padding="0.0382in" fo:border="0.05pt solid #000000"/>
    </style:style>
    <style:style style:name="표5.A2" style:family="table-cell">
      <style:table-cell-properties fo:padding="0.0382in" fo:border-left="0.05pt solid #000000" fo:border-right="none" fo:border-top="none" fo:border-bottom="0.05pt solid #000000"/>
    </style:style>
    <style:style style:name="표5.B2" style:family="table-cell">
      <style:table-cell-properties fo:padding="0.0382in" fo:border-left="0.05pt solid #000000" fo:border-right="0.05pt solid #000000" fo:border-top="none" fo:border-bottom="0.05pt solid #000000"/>
    </style:style>
    <style:style style:name="표6" style:family="table">
      <style:table-properties style:width="6.6951in" fo:margin-left="0in" table:align="left"/>
    </style:style>
    <style:style style:name="표6.A" style:family="table-column">
      <style:table-column-properties style:column-width="5.2951in"/>
    </style:style>
    <style:style style:name="표6.B" style:family="table-column">
      <style:table-column-properties style:column-width="1.4in"/>
    </style:style>
    <style:style style:name="표6.A1" style:family="table-cell">
      <style:table-cell-properties fo:padding="0.0382in" fo:border-left="0.05pt solid #000000" fo:border-right="none" fo:border-top="0.05pt solid #000000" fo:border-bottom="0.05pt solid #000000"/>
    </style:style>
    <style:style style:name="표6.B1" style:family="table-cell">
      <style:table-cell-properties fo:padding="0.0382in" fo:border="0.05pt solid #000000"/>
    </style:style>
    <style:style style:name="표6.A2" style:family="table-cell">
      <style:table-cell-properties fo:padding="0.0382in" fo:border-left="0.05pt solid #000000" fo:border-right="none" fo:border-top="none" fo:border-bottom="0.05pt solid #000000"/>
    </style:style>
    <style:style style:name="표6.B2" style:family="table-cell">
      <style:table-cell-properties fo:padding="0.0382in" fo:border-left="0.05pt solid #000000" fo:border-right="0.05pt solid #000000" fo:border-top="none" fo:border-bottom="0.05pt solid #000000"/>
    </style:style>
    <style:style style:name="표7" style:family="table">
      <style:table-properties style:width="6.6951in" fo:margin-left="0in" table:align="left"/>
    </style:style>
    <style:style style:name="표7.A" style:family="table-column">
      <style:table-column-properties style:column-width="5.2951in"/>
    </style:style>
    <style:style style:name="표7.B" style:family="table-column">
      <style:table-column-properties style:column-width="1.4in"/>
    </style:style>
    <style:style style:name="표7.A1" style:family="table-cell">
      <style:table-cell-properties fo:padding="0.0382in" fo:border-left="0.05pt solid #000000" fo:border-right="none" fo:border-top="0.05pt solid #000000" fo:border-bottom="0.05pt solid #000000"/>
    </style:style>
    <style:style style:name="표7.B1" style:family="table-cell">
      <style:table-cell-properties fo:padding="0.0382in" fo:border="0.05pt solid #000000"/>
    </style:style>
    <style:style style:name="표7.A2" style:family="table-cell">
      <style:table-cell-properties fo:padding="0.0382in" fo:border-left="0.05pt solid #000000" fo:border-right="none" fo:border-top="none" fo:border-bottom="0.05pt solid #000000"/>
    </style:style>
    <style:style style:name="표7.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42%"/>
    </style:style>
    <style:style style:name="P2" style:family="paragraph" style:parent-style-name="Text_20_body">
      <style:paragraph-properties fo:line-height="142%" fo:text-align="justify" style:justify-single-word="false"/>
    </style:style>
    <style:style style:name="P3" style:family="paragraph" style:parent-style-name="Text_20_body">
      <style:paragraph-properties fo:line-height="142%"/>
      <style:text-properties officeooo:paragraph-rsid="002e09d9" style:font-size-asian="14pt"/>
    </style:style>
    <style:style style:name="P4" style:family="paragraph" style:parent-style-name="Text_20_body">
      <style:paragraph-properties fo:line-height="142%" fo:text-align="justify" style:justify-single-word="false"/>
      <style:text-properties style:font-size-asian="14pt"/>
    </style:style>
    <style:style style:name="P5" style:family="paragraph" style:parent-style-name="Text_20_body">
      <style:paragraph-properties fo:line-height="142%"/>
      <style:text-properties fo:font-size="13pt" fo:letter-spacing="normal" fo:language="en" fo:country="US" style:font-size-asian="13pt" style:font-size-complex="13pt"/>
    </style:style>
    <style:style style:name="P6" style:family="paragraph" style:parent-style-name="Text_20_body">
      <style:paragraph-properties fo:line-height="142%"/>
      <style:text-properties fo:font-size="13pt" fo:letter-spacing="normal" fo:language="en" fo:country="US" officeooo:paragraph-rsid="002f46eb" style:font-size-asian="13pt" style:font-size-complex="13pt"/>
    </style:style>
    <style:style style:name="P7" style:family="paragraph" style:parent-style-name="Text_20_body">
      <style:paragraph-properties fo:line-height="142%" fo:text-align="justify" style:justify-single-word="false"/>
      <style:text-properties fo:font-size="13pt" style:font-size-asian="13pt" style:font-size-complex="13pt"/>
    </style:style>
    <style:style style:name="P8" style:family="paragraph" style:parent-style-name="Text_20_body">
      <style:paragraph-properties fo:line-height="142%" fo:text-align="justify" style:justify-single-word="false"/>
      <style:text-properties fo:font-size="13pt" officeooo:paragraph-rsid="0033e9dc" style:font-size-asian="13pt" style:font-size-complex="13pt"/>
    </style:style>
    <style:style style:name="P9" style:family="paragraph" style:parent-style-name="Text_20_body">
      <style:paragraph-properties fo:line-height="142%" fo:text-align="justify" style:justify-single-word="false"/>
      <style:text-properties fo:font-weight="bold" style:font-size-asian="14pt" style:font-weight-asian="bold" style:font-weight-complex="bold"/>
    </style:style>
    <style:style style:name="P10" style:family="paragraph" style:parent-style-name="Text_20_body">
      <style:paragraph-properties fo:line-height="142%"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style>
    <style:style style:name="P12" style:family="paragraph" style:parent-style-name="Text_20_body">
      <style:paragraph-properties fo:margin-left="0.3516in" fo:margin-right="0in" fo:line-height="142%" fo:text-align="justify" style:justify-single-word="false" fo:text-indent="-0.3516in" style:auto-text-indent="false"/>
      <style:text-properties officeooo:paragraph-rsid="0033e9dc"/>
    </style:style>
    <style:style style:name="P13" style:family="paragraph" style:parent-style-name="Text_20_body">
      <style:paragraph-properties fo:margin-left="0.3516in" fo:margin-right="0in" fo:line-height="142%" fo:text-align="justify" style:justify-single-word="false" fo:text-indent="-0.3516in" style:auto-text-indent="false"/>
      <style:text-properties fo:font-size="13pt" officeooo:paragraph-rsid="0033e9dc" style:font-size-asian="13pt" style:font-size-complex="13pt"/>
    </style:style>
    <style:style style:name="P14" style:family="paragraph" style:parent-style-name="Text_20_body">
      <style:paragraph-properties fo:margin-left="0.3516in" fo:margin-right="0in" fo:line-height="142%" fo:text-align="justify" style:justify-single-word="false" fo:text-indent="-0.3516in" style:auto-text-indent="false"/>
      <style:text-properties fo:font-size="13pt" officeooo:paragraph-rsid="0034c36b" style:font-size-asian="13pt" style:font-size-complex="13pt"/>
    </style:style>
    <style:style style:name="P15" style:family="paragraph" style:parent-style-name="Text_20_body">
      <style:paragraph-properties fo:margin-left="0.3516in" fo:margin-right="0in" fo:line-height="142%" fo:text-align="justify" style:justify-single-word="false" fo:text-indent="-0.3516in" style:auto-text-indent="false"/>
      <style:text-properties fo:font-size="13pt" officeooo:paragraph-rsid="0039d4b2" style:font-size-asian="13pt" style:font-size-complex="13pt"/>
    </style:style>
    <style:style style:name="P16" style:family="paragraph" style:parent-style-name="Text_20_body">
      <style:paragraph-properties fo:margin-left="0.3516in" fo:margin-right="0in" fo:line-height="142%" fo:text-align="justify" style:justify-single-word="false" fo:text-indent="-0.3516in" style:auto-text-indent="false"/>
      <style:text-properties fo:font-size="13pt" style:text-underline-style="none" officeooo:paragraph-rsid="0034c36b" style:font-size-asian="13pt" style:font-size-complex="13pt"/>
    </style:style>
    <style:style style:name="P17" style:family="paragraph" style:parent-style-name="Text_20_body">
      <style:paragraph-properties fo:margin-left="0.3555in" fo:margin-right="0in" fo:line-height="142%" fo:text-align="justify" style:justify-single-word="false" fo:text-indent="-0.3555in" style:auto-text-indent="false"/>
      <style:text-properties officeooo:paragraph-rsid="0039d4b2"/>
    </style:style>
    <style:style style:name="P18" style:family="paragraph" style:parent-style-name="Text_20_body">
      <style:paragraph-properties fo:margin-left="0.3638in" fo:margin-right="0in" fo:line-height="142%" fo:text-align="justify" style:justify-single-word="false" fo:text-indent="-0.3638in" style:auto-text-indent="false"/>
      <style:text-properties officeooo:paragraph-rsid="0039d4b2"/>
    </style:style>
    <style:style style:name="P19" style:family="paragraph" style:parent-style-name="Text_20_body">
      <style:paragraph-properties fo:margin-left="0.35in" fo:margin-right="0in" fo:line-height="142%" fo:text-align="justify" style:justify-single-word="false" fo:text-indent="-0.35in" style:auto-text-indent="false"/>
    </style:style>
    <style:style style:name="P20" style:family="paragraph" style:parent-style-name="Text_20_body">
      <style:paragraph-properties fo:margin-left="0.35in" fo:margin-right="0in" fo:line-height="142%" fo:text-align="justify" style:justify-single-word="false" fo:text-indent="-0.35in" style:auto-text-indent="false"/>
      <style:text-properties officeooo:paragraph-rsid="003c9861"/>
    </style:style>
    <style:style style:name="P21" style:family="paragraph" style:parent-style-name="Text_20_body">
      <style:paragraph-properties fo:margin-left="0.35in" fo:margin-right="0in" fo:line-height="142%" fo:text-align="justify" style:justify-single-word="false" fo:text-indent="-0.35in" style:auto-text-indent="false"/>
      <style:text-properties style:text-underline-style="solid" style:text-underline-width="auto" style:text-underline-color="font-color" fo:font-weight="bold" officeooo:paragraph-rsid="003c9861" style:font-weight-asian="bold" style:font-weight-complex="bold"/>
    </style:style>
    <style:style style:name="P22"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444444" fo:letter-spacing="-0.0102in"/>
    </style:style>
    <style:style style:name="P23"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444444" style:font-name="한양신명조" fo:font-size="13pt" fo:letter-spacing="-0.0102in" style:font-name-asian="한양신명조" style:font-size-asian="13pt" style:font-size-complex="13pt"/>
    </style:style>
    <style:style style:name="P24"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fo:font-size="13pt" fo:letter-spacing="-0.0102in" style:font-size-asian="13pt" style:font-size-complex="13pt"/>
    </style:style>
    <style:style style:name="P25"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style:font-name="한양신명조" fo:font-size="13pt" fo:letter-spacing="-0.0102in" style:font-name-asian="한양신명조" style:font-size-asian="13pt" style:font-style-asian="normal" style:font-weight-asian="bold" style:font-size-complex="13pt"/>
    </style:style>
    <style:style style:name="P26"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style:font-name="한양신명조" fo:font-size="13pt" fo:letter-spacing="-0.0102in" style:font-name-asian="한양신명조" style:font-size-asian="13pt" style:font-size-complex="13pt"/>
    </style:style>
    <style:style style:name="P27"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style:font-name="한양신명조" fo:font-size="13pt" fo:letter-spacing="-0.0102in" officeooo:paragraph-rsid="004f098b" style:font-name-asian="한양신명조" style:font-size-asian="13pt" style:font-size-complex="13pt"/>
    </style:style>
    <style:style style:name="P28" style:family="paragraph" style:parent-style-name="Text_20_body">
      <style:paragraph-properties fo:margin-left="0in" fo:margin-right="0in" fo:margin-top="0in" fo:margin-bottom="0in" style:contextual-spacing="false" style:line-height-at-least="0.2917in" fo:text-align="justify" style:justify-single-word="false" fo:orphans="2" fo:widows="2" fo:text-indent="0in" style:auto-text-indent="false" fo:padding="0in" fo:border="none"/>
      <style:text-properties fo:font-variant="normal" fo:text-transform="none" fo:color="#000000" style:font-name="한양신명조" fo:font-size="13pt" fo:letter-spacing="normal" officeooo:paragraph-rsid="004f098b" style:font-name-asian="한양신명조" style:font-size-asian="13pt" style:font-size-complex="13pt"/>
    </style:style>
    <style:style style:name="P29" style:family="paragraph" style:parent-style-name="Text_20_body">
      <style:paragraph-properties fo:margin-left="0in" fo:margin-right="0in" fo:margin-top="0in" fo:margin-bottom="0in" style:contextual-spacing="false" style:line-height-at-least="0.2917in" fo:text-align="justify" style:justify-single-word="false" fo:orphans="2" fo:widows="2" fo:text-indent="0in" style:auto-text-indent="false" fo:padding="0in" fo:border="none"/>
      <style:text-properties fo:font-variant="normal" fo:text-transform="none" fo:color="#000000" style:font-name="한양신명조" fo:font-size="13pt" fo:letter-spacing="normal" fo:font-weight="bold" officeooo:paragraph-rsid="005669fa" style:font-name-asian="한양신명조" style:font-size-asian="13pt" style:font-weight-asian="bold" style:font-size-complex="13pt" style:font-weight-complex="bold"/>
    </style:style>
    <style:style style:name="P30"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style>
    <style:style style:name="P31" style:family="paragraph" style:parent-style-name="Text_20_body">
      <style:paragraph-properties fo:margin-left="0in" fo:margin-right="0in" fo:margin-top="0in" fo:margin-bottom="0in" style:contextual-spacing="false" style:line-height-at-least="0.2917in" fo:text-align="justify" style:justify-single-word="false" fo:orphans="2" fo:widows="2" fo:text-indent="0in" style:auto-text-indent="false" fo:padding="0in" fo:border="none"/>
      <style:text-properties officeooo:paragraph-rsid="005669fa"/>
    </style:style>
    <style:style style:name="P32"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size="13pt" style:font-size-asian="13pt" style:font-size-complex="13pt"/>
    </style:style>
    <style:style style:name="P33" style:family="paragraph" style:parent-style-name="Standard">
      <style:text-properties officeooo:paragraph-rsid="005e6b26"/>
    </style:style>
    <style:style style:name="P34" style:family="paragraph" style:parent-style-name="Standard">
      <style:text-properties officeooo:paragraph-rsid="00615b57"/>
    </style:style>
    <style:style style:name="P35" style:family="paragraph" style:parent-style-name="Standard">
      <style:text-properties officeooo:paragraph-rsid="00668e9a"/>
    </style:style>
    <style:style style:name="P36" style:family="paragraph" style:parent-style-name="Standard">
      <style:paragraph-properties fo:margin-left="0in" fo:margin-right="0in" fo:text-align="start" style:justify-single-word="false" fo:text-indent="0in" style:auto-text-indent="false" style:snap-to-layout-grid="false"/>
      <style:text-properties fo:color="#000000" fo:font-size="12pt" fo:font-weight="normal" officeooo:paragraph-rsid="0023e1e1" style:font-size-asian="12pt" style:language-asian="ko" style:country-asian="KR" style:font-weight-asian="normal" style:font-size-complex="12pt" style:font-weight-complex="normal"/>
    </style:style>
    <style:style style:name="P37"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18pt" fo:font-weight="bold" officeooo:paragraph-rsid="001e84e8" style:font-name-asian="한양신명조1" style:font-size-asian="18pt" style:language-asian="ko" style:country-asian="KR" style:font-weight-asian="bold" style:font-size-complex="18pt" style:font-weight-complex="bold"/>
    </style:style>
    <style:style style:name="P38"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18pt" fo:font-weight="bold" officeooo:paragraph-rsid="001fe7d2" style:font-name-asian="한양신명조1" style:font-size-asian="18pt" style:language-asian="ko" style:country-asian="KR" style:font-weight-asian="bold" style:font-size-complex="18pt" style:font-weight-complex="bold"/>
    </style:style>
    <style:style style:name="P39"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40pt" fo:font-weight="bold" officeooo:paragraph-rsid="001e84e8" style:font-name-asian="한양신명조1" style:font-size-asian="40pt" style:language-asian="ko" style:country-asian="KR" style:font-weight-asian="bold" style:font-size-complex="40pt" style:font-weight-complex="bold"/>
    </style:style>
    <style:style style:name="P40" style:family="paragraph" style:parent-style-name="_30_">
      <style:paragraph-properties fo:margin-left="0in" fo:margin-right="0in" fo:text-align="justify" style:justify-single-word="false" fo:text-indent="0in" style:auto-text-indent="false" style:snap-to-layout-grid="false"/>
      <style:text-properties fo:color="#000000" style:font-name="바탕1" fo:font-size="25pt" fo:font-weight="bold" officeooo:paragraph-rsid="002121e4" style:font-name-asian="한양신명조1" style:font-size-asian="25pt" style:language-asian="ko" style:country-asian="KR" style:font-weight-asian="bold" style:font-size-complex="25pt" style:font-weight-complex="bold"/>
    </style:style>
    <style:style style:name="P41" style:family="paragraph" style:parent-style-name="_30_">
      <style:paragraph-properties fo:margin-left="0in" fo:margin-right="0in" fo:text-align="justify" style:justify-single-word="false" fo:text-indent="0in" style:auto-text-indent="false" style:snap-to-layout-grid="false"/>
      <style:text-properties fo:color="#000000" style:font-name="바탕1" fo:font-size="25pt" fo:font-weight="bold" officeooo:paragraph-rsid="002aa25a" style:font-name-asian="한양신명조1" style:font-size-asian="25pt" style:language-asian="ko" style:country-asian="KR" style:font-weight-asian="bold" style:font-size-complex="25pt" style:font-weight-complex="bold"/>
    </style:style>
    <style:style style:name="P42" style:family="paragraph" style:parent-style-name="_30_">
      <style:paragraph-properties fo:margin-left="0in" fo:margin-right="0in" fo:text-align="justify" style:justify-single-word="false" fo:text-indent="0in" style:auto-text-indent="false" style:snap-to-layout-grid="false"/>
      <style:text-properties fo:color="#000000" style:font-name="바탕1" fo:font-size="25pt" fo:font-weight="bold" officeooo:paragraph-rsid="0044ab13" style:font-name-asian="한양신명조1" style:font-size-asian="25pt" style:language-asian="ko" style:country-asian="KR" style:font-weight-asian="bold" style:font-size-complex="25pt" style:font-weight-complex="bold"/>
    </style:style>
    <style:style style:name="P43"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121e4" style:font-name-asian="한양신명조1" style:font-size-asian="25pt" style:language-asian="ko" style:country-asian="KR" style:font-weight-asian="bold" style:font-size-complex="25pt" style:font-weight-complex="bold"/>
    </style:style>
    <style:style style:name="P44"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808a2" style:font-name-asian="한양신명조1" style:font-size-asian="25pt" style:language-asian="ko" style:country-asian="KR" style:font-weight-asian="bold" style:font-size-complex="25pt" style:font-weight-complex="bold"/>
    </style:style>
    <style:style style:name="P45"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9375d" style:font-name-asian="한양신명조1" style:font-size-asian="25pt" style:language-asian="ko" style:country-asian="KR" style:font-weight-asian="bold" style:font-size-complex="25pt" style:font-weight-complex="bold"/>
    </style:style>
    <style:style style:name="P46"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aa25a" style:font-name-asian="한양신명조1" style:font-size-asian="25pt" style:language-asian="ko" style:country-asian="KR" style:font-weight-asian="bold" style:font-size-complex="25pt" style:font-weight-complex="bold"/>
    </style:style>
    <style:style style:name="P47"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3e2be6" style:font-name-asian="한양신명조1" style:font-size-asian="25pt" style:language-asian="ko" style:country-asian="KR" style:font-weight-asian="bold" style:font-size-complex="25pt" style:font-weight-complex="bold"/>
    </style:style>
    <style:style style:name="P48"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43977f" style:font-name-asian="한양신명조1" style:font-size-asian="25pt" style:language-asian="ko" style:country-asian="KR" style:font-weight-asian="bold" style:font-size-complex="25pt" style:font-weight-complex="bold"/>
    </style:style>
    <style:style style:name="P49"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45f04d" style:font-name-asian="한양신명조1" style:font-size-asian="25pt" style:language-asian="ko" style:country-asian="KR" style:font-weight-asian="bold" style:font-size-complex="25pt" style:font-weight-complex="bold"/>
    </style:style>
    <style:style style:name="P50"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normal" officeooo:paragraph-rsid="004cadb9" style:font-name-asian="한양신명조1" style:font-size-asian="25pt" style:language-asian="ko" style:country-asian="KR" style:font-weight-asian="normal" style:font-size-complex="25pt" style:font-weight-complex="normal"/>
    </style:style>
    <style:style style:name="P51"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12pt" fo:font-weight="normal" officeooo:paragraph-rsid="0023e1e1" style:font-name-asian="한양신명조1" style:font-size-asian="12pt" style:language-asian="ko" style:country-asian="KR" style:font-weight-asian="normal" style:font-size-complex="12pt" style:font-weight-complex="normal"/>
    </style:style>
    <style:style style:name="P52" style:family="paragraph" style:parent-style-name="_30_">
      <style:paragraph-properties fo:margin-left="0in" fo:margin-right="0in" fo:text-align="start" style:justify-single-word="false" fo:text-indent="0in" style:auto-text-indent="false" style:snap-to-layout-grid="false"/>
      <style:text-properties fo:color="#000000" fo:font-size="13pt" officeooo:paragraph-rsid="004cadb9" style:font-name-asian="한양신명조1" style:font-size-asian="13pt" style:font-weight-asian="normal" style:font-size-complex="13pt"/>
    </style:style>
    <style:style style:name="P53" style:family="paragraph" style:parent-style-name="_30_">
      <style:paragraph-properties fo:margin-left="0in" fo:margin-right="0in" fo:text-align="start" style:justify-single-word="false" fo:text-indent="0in" style:auto-text-indent="false" style:snap-to-layout-grid="false"/>
      <style:text-properties fo:color="#000000" fo:font-size="13pt" fo:font-weight="bold" officeooo:paragraph-rsid="004cadb9" style:font-name-asian="한양신명조1" style:font-size-asian="13pt" style:font-weight-asian="bold" style:font-size-complex="13pt" style:font-weight-complex="bold"/>
    </style:style>
    <style:style style:name="P54" style:family="paragraph" style:parent-style-name="Table_20_Contents">
      <style:paragraph-properties fo:text-align="start" style:justify-single-word="false"/>
      <style:text-properties fo:font-size="12pt" officeooo:paragraph-rsid="0023e1e1" style:font-size-asian="12pt" style:font-size-complex="12pt"/>
    </style:style>
    <style:style style:name="P55" style:family="paragraph" style:parent-style-name="Table_20_Contents">
      <style:paragraph-properties fo:text-align="center" style:justify-single-word="false"/>
      <style:text-properties fo:font-size="20pt" officeooo:paragraph-rsid="001fe7d2" style:font-size-asian="20pt" style:language-asian="ko" style:country-asian="KR" style:font-size-complex="20pt"/>
    </style:style>
    <style:style style:name="P56" style:family="paragraph" style:parent-style-name="Table_20_Contents">
      <style:paragraph-properties fo:text-align="center" style:justify-single-word="false"/>
      <style:text-properties fo:font-size="20pt" officeooo:paragraph-rsid="001fe7d2" style:font-size-asian="20pt" style:font-size-complex="20pt"/>
    </style:style>
    <style:style style:name="P57" style:family="paragraph" style:parent-style-name="Table_20_Contents">
      <style:paragraph-properties fo:text-align="start" style:justify-single-word="false"/>
      <style:text-properties style:font-name="바탕1" fo:font-size="25pt" style:font-name-asian="한양신명조1" style:font-size-asian="25pt" style:font-size-complex="25pt"/>
    </style:style>
    <style:style style:name="P58" style:family="paragraph" style:parent-style-name="Table_20_Contents">
      <style:paragraph-properties fo:text-align="center" style:justify-single-word="false"/>
      <style:text-properties style:font-name="바탕1" fo:font-size="25pt" style:font-name-asian="한양신명조1" style:font-size-asian="25pt" style:language-asian="ko" style:country-asian="KR" style:font-size-complex="25pt"/>
    </style:style>
    <style:style style:name="P59" style:family="paragraph" style:parent-style-name="Table_20_Contents">
      <style:paragraph-properties fo:text-align="center" style:justify-single-word="false"/>
      <style:text-properties style:font-name="바탕1" fo:font-size="25pt" fo:font-weight="bold" style:font-name-asian="한양신명조1" style:font-size-asian="25pt" style:language-asian="ko" style:country-asian="KR" style:font-weight-asian="bold" style:font-size-complex="25pt" style:font-weight-complex="bold"/>
    </style:style>
    <style:style style:name="P60" style:family="paragraph" style:parent-style-name="Table_20_Contents">
      <style:paragraph-properties fo:text-align="center" style:justify-single-word="false"/>
      <style:text-properties style:font-name="바탕1" fo:font-size="25pt" fo:font-weight="bold" officeooo:paragraph-rsid="005e6b26" style:font-name-asian="한양신명조1" style:font-size-asian="25pt" style:language-asian="ko" style:country-asian="KR" style:font-weight-asian="bold" style:font-size-complex="25pt" style:font-weight-complex="bold"/>
    </style:style>
    <style:style style:name="P61" style:family="paragraph" style:parent-style-name="Table_20_Contents">
      <style:paragraph-properties fo:text-align="center" style:justify-single-word="false"/>
      <style:text-properties style:font-name="바탕1" fo:font-size="25pt" fo:font-weight="bold" officeooo:paragraph-rsid="00615b57" style:font-name-asian="한양신명조1" style:font-size-asian="25pt" style:language-asian="ko" style:country-asian="KR" style:font-weight-asian="bold" style:font-size-complex="25pt" style:font-weight-complex="bold"/>
    </style:style>
    <style:style style:name="P62" style:family="paragraph" style:parent-style-name="Table_20_Contents">
      <style:paragraph-properties fo:text-align="center" style:justify-single-word="false"/>
      <style:text-properties style:font-name="바탕1" fo:font-size="25pt" fo:font-weight="bold" officeooo:paragraph-rsid="00668e9a" style:font-name-asian="한양신명조1" style:font-size-asian="25pt" style:language-asian="ko" style:country-asian="KR" style:font-weight-asian="bold" style:font-size-complex="25pt" style:font-weight-complex="bold"/>
    </style:style>
    <style:style style:name="P63" style:family="paragraph" style:parent-style-name="Table_20_Contents">
      <style:paragraph-properties fo:text-align="start" style:justify-single-word="false"/>
      <style:text-properties style:font-name="바탕1" fo:font-size="15pt" style:font-name-asian="한양신명조1" style:font-size-asian="15pt" style:language-asian="ko" style:country-asian="KR" style:font-size-complex="15pt"/>
    </style:style>
    <style:style style:name="P64" style:family="paragraph" style:parent-style-name="Table_20_Contents">
      <style:paragraph-properties fo:text-align="start" style:justify-single-word="false"/>
      <style:text-properties style:font-name="바탕1" fo:font-size="15pt" officeooo:paragraph-rsid="0029676c" style:font-name-asian="한양신명조1" style:font-size-asian="15pt" style:language-asian="ko" style:country-asian="KR" style:font-size-complex="15pt"/>
    </style:style>
    <style:style style:name="P65" style:family="paragraph" style:parent-style-name="Table_20_Contents">
      <style:paragraph-properties fo:text-align="justify" style:justify-single-word="false"/>
      <style:text-properties style:font-name="바탕1" fo:font-size="15pt" style:font-name-asian="한양신명조1" style:font-size-asian="15pt" style:language-asian="ko" style:country-asian="KR" style:font-size-complex="15pt"/>
    </style:style>
    <style:style style:name="P66" style:family="paragraph" style:parent-style-name="Table_20_Contents">
      <style:paragraph-properties fo:text-align="justify" style:justify-single-word="false"/>
      <style:text-properties style:font-name="바탕1" fo:font-size="15pt" officeooo:paragraph-rsid="005e6b26" style:font-name-asian="한양신명조1" style:font-size-asian="15pt" style:language-asian="ko" style:country-asian="KR" style:font-size-complex="15pt"/>
    </style:style>
    <style:style style:name="P67" style:family="paragraph" style:parent-style-name="Table_20_Contents">
      <style:paragraph-properties fo:text-align="justify" style:justify-single-word="false"/>
      <style:text-properties style:font-name="바탕1" fo:font-size="15pt" officeooo:paragraph-rsid="00613a91" style:font-name-asian="한양신명조1" style:font-size-asian="15pt" style:language-asian="ko" style:country-asian="KR" style:font-size-complex="15pt"/>
    </style:style>
    <style:style style:name="P68" style:family="paragraph" style:parent-style-name="Table_20_Contents">
      <style:paragraph-properties fo:text-align="justify" style:justify-single-word="false"/>
      <style:text-properties style:font-name="바탕1" fo:font-size="15pt" officeooo:paragraph-rsid="00668e9a" style:font-name-asian="한양신명조1" style:font-size-asian="15pt" style:language-asian="ko" style:country-asian="KR" style:font-size-complex="15pt"/>
    </style:style>
    <style:style style:name="P69" style:family="paragraph" style:parent-style-name="Table_20_Contents">
      <style:paragraph-properties fo:text-align="start" style:justify-single-word="false"/>
      <style:text-properties style:font-name="바탕1" fo:font-size="15pt" officeooo:paragraph-rsid="0029676c" style:font-name-asian="한양신명조1" style:font-size-asian="15pt" style:font-size-complex="15pt"/>
    </style:style>
    <style:style style:name="P70" style:family="paragraph" style:parent-style-name="Table_20_Contents">
      <style:paragraph-properties fo:text-align="justify" style:justify-single-word="false"/>
      <style:text-properties style:font-name="바탕1" fo:font-size="15pt" fo:font-weight="normal" officeooo:paragraph-rsid="005e6b26" style:font-name-asian="한양신명조1" style:font-size-asian="15pt" style:language-asian="ko" style:country-asian="KR" style:font-weight-asian="normal" style:font-size-complex="15pt" style:font-weight-complex="normal"/>
    </style:style>
    <style:style style:name="P71" style:family="paragraph" style:parent-style-name="Table_20_Contents">
      <style:paragraph-properties fo:text-align="justify" style:justify-single-word="false"/>
      <style:text-properties style:font-name="바탕1" fo:font-size="15pt" fo:font-weight="normal" officeooo:paragraph-rsid="00615b57" style:font-name-asian="한양신명조1" style:font-size-asian="15pt" style:language-asian="ko" style:country-asian="KR" style:font-weight-asian="normal" style:font-size-complex="15pt" style:font-weight-complex="normal"/>
    </style:style>
    <style:style style:name="P72" style:family="paragraph" style:parent-style-name="Table_20_Contents">
      <style:paragraph-properties fo:text-align="justify" style:justify-single-word="false"/>
      <style:text-properties style:font-name="바탕1" fo:font-size="15pt" fo:font-weight="normal" officeooo:paragraph-rsid="00668e9a" style:font-name-asian="한양신명조1" style:font-size-asian="15pt" style:language-asian="ko" style:country-asian="KR" style:font-weight-asian="normal" style:font-size-complex="15pt" style:font-weight-complex="normal"/>
    </style:style>
    <style:style style:name="P73" style:family="paragraph" style:parent-style-name="Table_20_Contents">
      <style:paragraph-properties fo:text-align="justify" style:justify-single-word="false"/>
      <style:text-properties style:font-name="한양신명조" fo:font-size="15pt" style:font-name-asian="한양신명조" style:font-size-asian="15pt" style:language-asian="ko" style:country-asian="KR" style:font-size-complex="15pt"/>
    </style:style>
    <style:style style:name="P74" style:family="paragraph" style:parent-style-name="Table_20_Contents">
      <style:paragraph-properties fo:text-align="justify" style:justify-single-word="false"/>
      <style:text-properties style:font-name="한양신명조" fo:font-size="15pt" officeooo:paragraph-rsid="005c9645" style:font-name-asian="한양신명조" style:font-size-asian="15pt" style:language-asian="ko" style:country-asian="KR" style:font-size-complex="15pt"/>
    </style:style>
    <style:style style:name="P75" style:family="paragraph" style:parent-style-name="Table_20_Contents">
      <style:paragraph-properties fo:text-align="justify" style:justify-single-word="false"/>
      <style:text-properties style:font-name="한양신명조" fo:font-size="15pt" officeooo:paragraph-rsid="005e6b26" style:font-name-asian="한양신명조" style:font-size-asian="15pt" style:language-asian="ko" style:country-asian="KR" style:font-size-complex="15pt"/>
    </style:style>
    <style:style style:name="P76" style:family="paragraph" style:parent-style-name="Table_20_Contents">
      <style:paragraph-properties fo:text-align="justify" style:justify-single-word="false"/>
      <style:text-properties style:font-name="한양신명조" fo:font-size="15pt" officeooo:paragraph-rsid="00615b57" style:font-name-asian="한양신명조" style:font-size-asian="15pt" style:language-asian="ko" style:country-asian="KR" style:font-size-complex="15pt"/>
    </style:style>
    <style:style style:name="P77" style:family="paragraph" style:parent-style-name="Table_20_Contents">
      <style:paragraph-properties fo:text-align="justify" style:justify-single-word="false"/>
      <style:text-properties style:font-name="한양신명조" fo:font-size="15pt" officeooo:paragraph-rsid="00668e9a" style:font-name-asian="한양신명조" style:font-size-asian="15pt" style:language-asian="ko" style:country-asian="KR" style:font-size-complex="15pt"/>
    </style:style>
    <style:style style:name="P78" style:family="paragraph" style:parent-style-name="Table_20_Contents">
      <style:paragraph-properties fo:text-align="justify" style:justify-single-word="false"/>
      <style:text-properties style:font-name="한양신명조" fo:font-size="15pt" officeooo:paragraph-rsid="006806e3" style:font-name-asian="한양신명조" style:font-size-asian="15pt" style:language-asian="ko" style:country-asian="KR" style:font-size-complex="15pt"/>
    </style:style>
    <style:style style:name="P79" style:family="paragraph" style:parent-style-name="Table_20_Contents">
      <style:paragraph-properties fo:text-align="center" style:justify-single-word="false"/>
      <style:text-properties style:font-name="한양 신명조" fo:font-size="15pt" fo:font-weight="bold" officeooo:paragraph-rsid="005c9645" style:font-name-asian="한양 신명조" style:font-size-asian="15pt" style:font-weight-asian="bold" style:font-size-complex="15pt" style:font-weight-complex="bold"/>
    </style:style>
    <style:style style:name="P80" style:family="paragraph" style:parent-style-name="Table_20_Contents">
      <style:paragraph-properties fo:text-align="center" style:justify-single-word="false"/>
      <style:text-properties style:font-name="한양 신명조" fo:font-size="15pt" fo:font-weight="bold" officeooo:paragraph-rsid="00613a91" style:font-name-asian="한양 신명조" style:font-size-asian="15pt" style:font-weight-asian="bold" style:font-size-complex="15pt" style:font-weight-complex="bold"/>
    </style:style>
    <style:style style:name="P81" style:family="paragraph" style:parent-style-name="Table_20_Contents">
      <style:paragraph-properties fo:text-align="center" style:justify-single-word="false"/>
      <style:text-properties style:font-name="한양 신명조" fo:font-size="15pt" fo:font-weight="bold" officeooo:paragraph-rsid="0063e55f" style:font-name-asian="한양 신명조" style:font-size-asian="15pt" style:font-weight-asian="bold" style:font-size-complex="15pt" style:font-weight-complex="bold"/>
    </style:style>
    <style:style style:name="P82" style:family="paragraph" style:parent-style-name="Table_20_Contents">
      <style:paragraph-properties fo:text-align="center" style:justify-single-word="false"/>
      <style:text-properties style:font-name="한양 신명조" fo:font-size="15pt" fo:font-weight="bold" officeooo:paragraph-rsid="00668e9a" style:font-name-asian="한양 신명조" style:font-size-asian="15pt" style:font-weight-asian="bold" style:font-size-complex="15pt" style:font-weight-complex="bold"/>
    </style:style>
    <style:style style:name="P83" style:family="paragraph" style:parent-style-name="Table_20_Contents">
      <style:paragraph-properties fo:text-align="center" style:justify-single-word="false"/>
      <style:text-properties style:font-name="한양 신명조" fo:font-size="15pt" fo:font-weight="bold" officeooo:paragraph-rsid="0063e55f" style:font-name-asian="한양신명조1" style:font-size-asian="15pt" style:language-asian="ko" style:country-asian="KR" style:font-weight-asian="bold" style:font-size-complex="15pt" style:font-weight-complex="bold"/>
    </style:style>
    <style:style style:name="P84" style:family="paragraph" style:parent-style-name="Table_20_Contents">
      <style:paragraph-properties fo:text-align="center" style:justify-single-word="false"/>
      <style:text-properties style:font-name="한양 신명조" fo:font-size="15pt" fo:font-weight="bold" officeooo:paragraph-rsid="00668e9a" style:font-name-asian="한양신명조1" style:font-size-asian="15pt" style:language-asian="ko" style:country-asian="KR" style:font-weight-asian="bold" style:font-size-complex="15pt" style:font-weight-complex="bold"/>
    </style:style>
    <style:style style:name="T1" style:family="text">
      <style:text-properties fo:font-size="25pt" officeooo:rsid="001e84e8" style:font-size-asian="25pt" style:font-size-complex="25pt"/>
    </style:style>
    <style:style style:name="T2" style:family="text">
      <style:text-properties fo:font-size="25pt" fo:font-weight="normal" style:font-size-asian="25pt" style:font-weight-asian="normal" style:font-size-complex="25pt" style:font-weight-complex="normal"/>
    </style:style>
    <style:style style:name="T3" style:family="text">
      <style:text-properties fo:font-size="25pt" fo:font-weight="normal" officeooo:rsid="001e84e8" style:font-size-asian="25pt" style:font-weight-asian="normal" style:font-size-complex="25pt" style:font-weight-complex="normal"/>
    </style:style>
    <style:style style:name="T4" style:family="text">
      <style:text-properties officeooo:rsid="001fe7d2"/>
    </style:style>
    <style:style style:name="T5" style:family="text">
      <style:text-properties officeooo:rsid="002121e4"/>
    </style:style>
    <style:style style:name="T6" style:family="text">
      <style:text-properties officeooo:rsid="0029676c" style:language-asian="ko" style:country-asian="KR"/>
    </style:style>
    <style:style style:name="T7" style:family="text">
      <style:text-properties style:language-asian="ko" style:country-asian="KR" style:font-style-asian="normal" style:font-weight-asian="normal"/>
    </style:style>
    <style:style style:name="T8" style:family="text">
      <style:text-properties officeooo:rsid="00525186" style:language-asian="ko" style:country-asian="KR" style:font-style-asian="normal" style:font-weight-asian="normal"/>
    </style:style>
    <style:style style:name="T9" style:family="text">
      <style:text-properties officeooo:rsid="005c9645" style:language-asian="ko" style:country-asian="KR"/>
    </style:style>
    <style:style style:name="T10" style:family="text">
      <style:text-properties officeooo:rsid="00613a91" style:language-asian="ko" style:country-asian="KR"/>
    </style:style>
    <style:style style:name="T11" style:family="text">
      <style:text-properties officeooo:rsid="0063e55f" style:language-asian="ko" style:country-asian="KR"/>
    </style:style>
    <style:style style:name="T12" style:family="text">
      <style:text-properties fo:font-size="15pt" style:font-size-asian="15pt" style:font-size-complex="15pt"/>
    </style:style>
    <style:style style:name="T13" style:family="text">
      <style:text-properties fo:font-size="15pt" fo:letter-spacing="normal" fo:language="en" fo:country="US" style:font-size-asian="15pt" style:font-size-complex="15pt"/>
    </style:style>
    <style:style style:name="T14" style:family="text">
      <style:text-properties fo:font-size="13pt" officeooo:rsid="002121e4" style:font-size-asian="13pt" style:font-size-complex="13pt"/>
    </style:style>
    <style:style style:name="T15" style:family="text">
      <style:text-properties fo:font-size="13pt" fo:letter-spacing="-0.0071in" fo:language="en" fo:country="US" style:font-size-asian="13pt" style:font-size-complex="13pt"/>
    </style:style>
    <style:style style:name="T16" style:family="text">
      <style:text-properties fo:font-size="13pt" fo:letter-spacing="-0.011in" style:font-size-asian="13pt" style:font-size-complex="13pt"/>
    </style:style>
    <style:style style:name="T17" style:family="text">
      <style:text-properties fo:font-size="13pt" fo:letter-spacing="-0.011in" style:font-size-asian="13pt" style:language-asian="ko" style:country-asian="KR" style:font-size-complex="13pt"/>
    </style:style>
    <style:style style:name="T18" style:family="text">
      <style:text-properties fo:font-size="13pt" fo:letter-spacing="-0.011in" officeooo:rsid="0033e9dc" style:font-size-asian="13pt" style:language-asian="ko" style:country-asian="KR" style:font-size-complex="13pt"/>
    </style:style>
    <style:style style:name="T19" style:family="text">
      <style:text-properties officeooo:rsid="0026e5be"/>
    </style:style>
    <style:style style:name="T20" style:family="text">
      <style:text-properties officeooo:rsid="002808a2"/>
    </style:style>
    <style:style style:name="T21" style:family="text">
      <style:text-properties fo:color="#000000" fo:letter-spacing="-0.0071in"/>
    </style:style>
    <style:style style:name="T22" style:family="text">
      <style:text-properties fo:color="#000000" fo:letter-spacing="-0.0071in" fo:language="en" fo:country="US"/>
    </style:style>
    <style:style style:name="T23" style:family="text">
      <style:text-properties fo:color="#000000" fo:letter-spacing="-0.0071in" fo:language="en" fo:country="US" style:language-asian="ko" style:country-asian="KR"/>
    </style:style>
    <style:style style:name="T24" style:family="text">
      <style:text-properties fo:color="#000000" fo:font-size="13pt" fo:letter-spacing="-0.0071in" fo:language="en" fo:country="US" style:font-size-asian="13pt" style:font-size-complex="13pt"/>
    </style:style>
    <style:style style:name="T25" style:family="text">
      <style:text-properties officeooo:rsid="0029676c"/>
    </style:style>
    <style:style style:name="T26" style:family="text">
      <style:text-properties officeooo:rsid="002aa25a"/>
    </style:style>
    <style:style style:name="T27" style:family="text">
      <style:text-properties officeooo:rsid="002b93fe"/>
    </style:style>
    <style:style style:name="T28" style:family="text">
      <style:text-properties officeooo:rsid="002cf8eb"/>
    </style:style>
    <style:style style:name="T29" style:family="text">
      <style:text-properties fo:font-size="14pt" fo:letter-spacing="normal" fo:language="en" fo:country="US"/>
    </style:style>
    <style:style style:name="T30" style:family="text">
      <style:text-properties fo:font-size="14pt" fo:letter-spacing="normal" fo:language="en" fo:country="US" style:language-asian="ko" style:country-asian="KR"/>
    </style:style>
    <style:style style:name="T31" style:family="text">
      <style:text-properties fo:font-size="14pt" fo:letter-spacing="-0.0071in" fo:language="en" fo:country="US"/>
    </style:style>
    <style:style style:name="T32" style:family="text">
      <style:text-properties fo:font-size="14pt" fo:letter-spacing="-0.0071in" fo:language="en" fo:country="US" style:font-size-asian="14pt"/>
    </style:style>
    <style:style style:name="T33" style:family="text">
      <style:text-properties fo:font-size="14pt" fo:letter-spacing="-0.0071in" fo:language="en" fo:country="US" officeooo:rsid="003c9861" style:font-size-asian="14pt"/>
    </style:style>
    <style:style style:name="T34" style:family="text">
      <style:text-properties fo:font-size="14pt" fo:letter-spacing="-0.0071in" fo:language="en" fo:country="US" officeooo:rsid="003c9861" style:font-size-asian="14pt" style:language-asian="ko" style:country-asian="KR"/>
    </style:style>
    <style:style style:name="T35" style:family="text">
      <style:text-properties fo:font-size="14pt" fo:letter-spacing="-0.0071in" fo:language="en" fo:country="US" style:text-underline-style="solid" style:text-underline-width="auto" style:text-underline-color="font-color" fo:font-weight="bold" officeooo:rsid="003c9861" style:font-size-asian="14pt" style:language-asian="ko" style:country-asian="KR" style:font-weight-asian="bold" style:font-weight-complex="bold"/>
    </style:style>
    <style:style style:name="T36" style:family="text">
      <style:text-properties fo:letter-spacing="normal" fo:language="en" fo:country="US"/>
    </style:style>
    <style:style style:name="T37" style:family="text">
      <style:text-properties fo:letter-spacing="normal" fo:language="en" fo:country="US" officeooo:rsid="003081ec"/>
    </style:style>
    <style:style style:name="T38" style:family="text">
      <style:text-properties fo:letter-spacing="normal" fo:language="en" fo:country="US" officeooo:rsid="003081ec" style:language-asian="ko" style:country-asian="KR"/>
    </style:style>
    <style:style style:name="T39" style:family="text">
      <style:text-properties style:font-size-asian="14pt"/>
    </style:style>
    <style:style style:name="T40" style:family="text">
      <style:text-properties fo:letter-spacing="-0.0071in"/>
    </style:style>
    <style:style style:name="T41" style:family="text">
      <style:text-properties fo:letter-spacing="-0.0071in" style:font-size-asian="14pt"/>
    </style:style>
    <style:style style:name="T42" style:family="text">
      <style:text-properties fo:letter-spacing="-0.0071in" fo:language="en" fo:country="US"/>
    </style:style>
    <style:style style:name="T43" style:family="text">
      <style:text-properties fo:letter-spacing="-0.0071in" fo:language="en" fo:country="US" officeooo:rsid="0033e9dc"/>
    </style:style>
    <style:style style:name="T44" style:family="text">
      <style:text-properties fo:letter-spacing="-0.0071in" fo:language="en" fo:country="US" officeooo:rsid="0033e9dc" style:language-asian="ko" style:country-asian="KR"/>
    </style:style>
    <style:style style:name="T45" style:family="text">
      <style:text-properties fo:letter-spacing="-0.0071in" officeooo:rsid="0033e9dc"/>
    </style:style>
    <style:style style:name="T46" style:family="text">
      <style:text-properties fo:letter-spacing="-0.0071in" style:language-asian="ko" style:country-asian="KR"/>
    </style:style>
    <style:style style:name="T47" style:family="text">
      <style:text-properties fo:letter-spacing="-0.0071in" officeooo:rsid="0033e9dc" style:language-asian="ko" style:country-asian="KR"/>
    </style:style>
    <style:style style:name="T48" style:family="text">
      <style:text-properties fo:letter-spacing="-0.0071in" officeooo:rsid="0034c36b" style:language-asian="ko" style:country-asian="KR"/>
    </style:style>
    <style:style style:name="T49" style:family="text">
      <style:text-properties fo:letter-spacing="-0.0071in" officeooo:rsid="0034c36b"/>
    </style:style>
    <style:style style:name="T50" style:family="text">
      <style:text-properties fo:letter-spacing="-0.0071in" fo:font-weight="bold" officeooo:rsid="0034c36b" style:language-asian="ko" style:country-asian="KR" style:font-weight-asian="bold" style:font-weight-complex="bold"/>
    </style:style>
    <style:style style:name="T51" style:family="text">
      <style:text-properties fo:letter-spacing="-0.0071in" style:text-underline-style="solid" style:text-underline-width="auto" style:text-underline-color="font-color" fo:font-weight="bold" officeooo:rsid="0034c36b" style:language-asian="ko" style:country-asian="KR" style:font-weight-asian="bold" style:font-weight-complex="bold"/>
    </style:style>
    <style:style style:name="T52" style:family="text">
      <style:text-properties fo:letter-spacing="-0.0071in" style:text-underline-style="none" fo:font-weight="normal" officeooo:rsid="0034c36b" style:language-asian="ko" style:country-asian="KR" style:font-weight-asian="normal" style:font-weight-complex="normal"/>
    </style:style>
    <style:style style:name="T53" style:family="text">
      <style:text-properties fo:letter-spacing="-0.0071in" fo:font-weight="normal" officeooo:rsid="0034c36b" style:language-asian="ko" style:country-asian="KR" style:font-weight-asian="normal" style:font-weight-complex="normal"/>
    </style:style>
    <style:style style:name="T54" style:family="text">
      <style:text-properties fo:letter-spacing="-0.011in"/>
    </style:style>
    <style:style style:name="T55" style:family="text">
      <style:text-properties fo:letter-spacing="-0.011in" style:language-asian="ko" style:country-asian="KR"/>
    </style:style>
    <style:style style:name="T56" style:family="text">
      <style:text-properties fo:letter-spacing="-0.011in" officeooo:rsid="0033e9dc" style:language-asian="ko" style:country-asian="KR"/>
    </style:style>
    <style:style style:name="T57" style:family="text">
      <style:text-properties fo:letter-spacing="-0.011in" fo:language="en" fo:country="US"/>
    </style:style>
    <style:style style:name="T58" style:family="text">
      <style:text-properties fo:letter-spacing="-0.011in" fo:language="en" fo:country="US" officeooo:rsid="0033e9dc"/>
    </style:style>
    <style:style style:name="T59" style:family="text">
      <style:text-properties officeooo:rsid="002e4ba9"/>
    </style:style>
    <style:style style:name="T60" style:family="text">
      <style:text-properties officeooo:rsid="002f46eb"/>
    </style:style>
    <style:style style:name="T61" style:family="text">
      <style:text-properties officeooo:rsid="003081ec"/>
    </style:style>
    <style:style style:name="T62" style:family="text">
      <style:text-properties fo:font-weight="bold" style:font-weight-asian="bold" style:font-weight-complex="bold"/>
    </style:style>
    <style:style style:name="T63" style:family="text">
      <style:text-properties officeooo:rsid="0033e9dc"/>
    </style:style>
    <style:style style:name="T64" style:family="text">
      <style:text-properties officeooo:rsid="004008f7"/>
    </style:style>
    <style:style style:name="T65" style:family="text">
      <style:text-properties officeooo:rsid="0043977f"/>
    </style:style>
    <style:style style:name="T66" style:family="text">
      <style:text-properties officeooo:rsid="0044ab13"/>
    </style:style>
    <style:style style:name="T67" style:family="text">
      <style:text-properties officeooo:rsid="0045f04d"/>
    </style:style>
    <style:style style:name="T68" style:family="text">
      <style:text-properties officeooo:rsid="0046812d"/>
    </style:style>
    <style:style style:name="T69" style:family="text">
      <style:text-properties officeooo:rsid="004cadb9"/>
    </style:style>
    <style:style style:name="T70" style:family="text">
      <style:text-properties fo:font-style="normal" fo:font-weight="normal"/>
    </style:style>
    <style:style style:name="T71" style:family="text">
      <style:text-properties fo:font-style="normal" fo:font-weight="normal" officeooo:rsid="004f098b"/>
    </style:style>
    <style:style style:name="T72" style:family="text">
      <style:text-properties fo:font-style="normal" fo:font-weight="normal" style:language-asian="ko" style:country-asian="KR"/>
    </style:style>
    <style:style style:name="T73" style:family="text">
      <style:text-properties fo:font-style="normal" fo:font-weight="normal" officeooo:rsid="00525186" style:language-asian="ko" style:country-asian="KR" style:font-style-asian="normal" style:font-weight-asian="normal"/>
    </style:style>
    <style:style style:name="T74" style:family="text">
      <style:text-properties fo:font-style="normal" fo:font-weight="bold"/>
    </style:style>
    <style:style style:name="T75" style:family="text">
      <style:text-properties fo:font-style="normal" fo:font-weight="bold" officeooo:rsid="004f098b" style:font-weight-asian="bold" style:font-weight-complex="bold"/>
    </style:style>
    <style:style style:name="T76" style:family="text">
      <style:text-properties fo:font-style="normal" fo:font-weight="bold" officeooo:rsid="0051938d" style:font-weight-asian="bold" style:font-weight-complex="bold"/>
    </style:style>
    <style:style style:name="T77" style:family="text">
      <style:text-properties fo:font-style="normal" officeooo:rsid="005669fa"/>
    </style:style>
    <style:style style:name="T78" style:family="text">
      <style:text-properties style:font-style-asian="normal" style:font-weight-asian="normal"/>
    </style:style>
    <style:style style:name="T79" style:family="text">
      <style:text-properties style:font-style-asian="normal" style:font-weight-asian="bold"/>
    </style:style>
    <style:style style:name="T80" style:family="text">
      <style:text-properties style:font-name="Dotum" fo:font-style="normal" fo:font-weight="normal"/>
    </style:style>
    <style:style style:name="T81" style:family="text">
      <style:text-properties style:font-name-asian="Dotum" style:font-style-asian="normal" style:font-weight-asian="normal"/>
    </style:style>
    <style:style style:name="T82" style:family="text">
      <style:text-properties style:font-name-asian="Dotum" style:font-size-asian="12pt" style:font-style-asian="normal" style:font-weight-asian="bold"/>
    </style:style>
    <style:style style:name="T83" style:family="text">
      <style:text-properties fo:font-variant="normal" fo:text-transform="none" fo:letter-spacing="-0.0102in" officeooo:rsid="004cadb9" style:font-name-asian="Dotum" style:font-style-asian="normal" style:font-weight-asian="bold"/>
    </style:style>
    <style:style style:name="T84" style:family="text">
      <style:text-properties fo:font-variant="normal" fo:text-transform="none" fo:color="#000000" style:font-name="한양신명조" fo:font-size="13pt" fo:letter-spacing="-0.0102in" fo:font-style="normal" fo:font-weight="normal" officeooo:rsid="004f098b" style:font-name-asian="한양신명조" style:font-size-asian="13pt" style:font-size-complex="13pt"/>
    </style:style>
    <style:style style:name="T85" style:family="text">
      <style:text-properties fo:font-variant="normal" fo:text-transform="none" fo:color="#000000" style:font-name="한양신명조" fo:font-size="13pt" fo:letter-spacing="normal" fo:font-style="normal" fo:font-weight="normal" officeooo:rsid="005669fa" style:font-name-asian="한양신명조" style:font-size-asian="13pt" style:font-size-complex="13pt"/>
    </style:style>
    <style:style style:name="T86" style:family="text">
      <style:text-properties fo:font-variant="normal" fo:text-transform="none" fo:color="#000000" style:font-name="한양신명조" fo:font-size="13pt" fo:letter-spacing="normal" fo:font-style="normal" fo:font-weight="normal" officeooo:rsid="005669fa" style:font-name-asian="한양신명조" style:font-size-asian="13pt" style:language-asian="ko" style:country-asian="KR" style:font-size-complex="13pt"/>
    </style:style>
    <style:style style:name="T87" style:family="text">
      <style:text-properties fo:font-variant="normal" fo:text-transform="none" fo:color="#000000" style:font-name="한양신명조" fo:font-size="13pt" fo:letter-spacing="normal" fo:font-style="normal" fo:font-weight="normal" officeooo:rsid="005669fa" style:font-name-asian="한양신명조" style:font-size-asian="13pt" style:language-asian="ko" style:country-asian="KR" style:font-style-asian="normal" style:font-weight-asian="normal" style:font-size-complex="13pt"/>
    </style:style>
    <style:style style:name="T88" style:family="text">
      <style:text-properties fo:font-variant="normal" fo:text-transform="none" fo:color="#000000" style:font-name="한양신명조" fo:font-size="13pt" fo:letter-spacing="normal" fo:font-style="normal" style:text-underline-style="none" fo:font-weight="normal" officeooo:rsid="005669fa" style:font-name-asian="한양신명조" style:font-size-asian="13pt" style:language-asian="ko" style:country-asian="KR" style:font-style-asian="normal" style:font-weight-asian="normal" style:font-size-complex="13pt"/>
    </style:style>
    <style:style style:name="T89" style:family="text">
      <style:text-properties style:font-name="바탕1" officeooo:rsid="004cadb9" style:language-asian="ko" style:country-asian="KR"/>
    </style:style>
    <style:style style:name="T90" style:family="text">
      <style:text-properties style:font-name="바탕1" officeooo:rsid="004ffcd6" style:language-asian="ko" style:country-asian="KR"/>
    </style:style>
    <style:style style:name="T91" style:family="text">
      <style:text-properties officeooo:rsid="005b0117"/>
    </style:style>
    <style:style style:name="T92" style:family="text">
      <style:text-properties officeooo:rsid="005c9645"/>
    </style:style>
    <style:style style:name="T93" style:family="text">
      <style:text-properties officeooo:rsid="00613a91"/>
    </style:style>
    <style:style style:name="T94" style:family="text">
      <style:text-properties officeooo:rsid="00615b57"/>
    </style:style>
    <style:style style:name="T95" style:family="text">
      <style:text-properties officeooo:rsid="0063e55f"/>
    </style:style>
    <style:style style:name="T96" style:family="text">
      <style:text-properties officeooo:rsid="00668e9a"/>
    </style:style>
    <style:style style:name="T97" style:family="text">
      <style:text-properties officeooo:rsid="006806e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7"/>
      <text:p text:style-name="P39"/>
      <text:p text:style-name="P39">&lt;Antarctic Adventure&gt;</text:p>
      <text:p text:style-name="P37"><text:span text:style-name="T1"><text:s text:c="38"/></text:span><text:span text:style-name="T3">Team </text:span><text:span text:style-name="T2">Clear</text:span></text:p>
      <text:p text:style-name="P37"><text:span text:style-name="T2"/></text:p>
      <text:p text:style-name="P37"><text:span text:style-name="T2"/></text:p>
      <text:p text:style-name="P37"><text:span text:style-name="T2"/></text:p>
      <text:p text:style-name="P37"><text:span text:style-name="T2"/></text:p>
      <text:p text:style-name="P37"/>
      <text:p text:style-name="P38"/>
      <table:table table:name="표1" table:style-name="표1">
        <table:table-column table:style-name="표1.A"/>
        <table:table-column table:style-name="표1.B"/>
        <table:table-column table:style-name="표1.C"/>
        <table:table-row>
          <table:table-cell table:style-name="표1.A1" office:value-type="string">
            <text:p text:style-name="P55">이름</text:p>
          </table:table-cell>
          <table:table-cell table:style-name="표1.A1" office:value-type="string">
            <text:p text:style-name="P55">학번</text:p>
          </table:table-cell>
          <table:table-cell table:style-name="표1.C1" office:value-type="string">
            <text:p text:style-name="P55">github_ID</text:p>
          </table:table-cell>
        </table:table-row>
        <table:table-row>
          <table:table-cell table:style-name="표1.A2" office:value-type="string">
            <text:p text:style-name="P55">김성현</text:p>
          </table:table-cell>
          <table:table-cell table:style-name="표1.A2" office:value-type="string">
            <text:p text:style-name="P56"><text:span text:style-name="T4">0</text:span>892054</text:p>
          </table:table-cell>
          <table:table-cell table:style-name="표1.C2" office:value-type="string">
            <text:p text:style-name="P56">kimsunghyun</text:p>
          </table:table-cell>
        </table:table-row>
        <table:table-row>
          <table:table-cell table:style-name="표1.A2" office:value-type="string">
            <text:p text:style-name="P55">한원석</text:p>
          </table:table-cell>
          <table:table-cell table:style-name="표1.A2" office:value-type="string">
            <text:p text:style-name="P56"><text:span text:style-name="T4">0</text:span>692083</text:p>
          </table:table-cell>
          <table:table-cell table:style-name="표1.C2" office:value-type="string">
            <text:p text:style-name="P55">rucius</text:p>
          </table:table-cell>
        </table:table-row>
      </table:table>
      <text:p text:style-name="P38"><text:span text:style-name="T2"/></text:p>
      <text:p text:style-name="P43"><text:soft-page-break/><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oft-page-break/><text:span text:style-name="T19">1. </text:span><text:span text:style-name="T5">제안서 상의 개발 목표</text:span></text:p>
      <text:p text:style-name="P36"/>
      <table:table table:name="표2" table:style-name="표2">
        <table:table-column table:style-name="표2.A"/>
        <table:table-column table:style-name="표2.B"/>
        <table:table-row>
          <table:table-cell table:style-name="표2.A1" office:value-type="string">
            <text:p text:style-name="P54"><draw:frame draw:style-name="fr1" draw:name="그림1" text:anchor-type="paragraph" svg:width="3.2701in" svg:height="2.0602in" draw:z-index="0"><draw:image xlink:href="Pictures/200000070000431400002A46DE859B3F.svm" xlink:type="simple" xlink:show="embed" xlink:actuate="onLoad"/></draw:frame></text:p>
          </table:table-cell>
          <table:table-cell table:style-name="표2.B1" office:value-type="string">
            <text:p text:style-name="P54"><draw:frame draw:style-name="fr3" draw:name="그림2" text:anchor-type="paragraph" svg:width="3.2701in" svg:height="1.9839in" draw:z-index="3"><draw:image xlink:href="Pictures/2000000700002F5700001CBC855E0B33.svm" xlink:type="simple" xlink:show="embed" xlink:actuate="onLoad"/></draw:frame></text:p>
          </table:table-cell>
        </table:table-row>
        <table:table-row>
          <table:table-cell table:style-name="표2.A2" office:value-type="string">
            <text:p text:style-name="P54"><draw:frame draw:style-name="fr1" draw:name="그림3" text:anchor-type="paragraph" svg:width="3.2701in" svg:height="1.9571in" draw:z-index="1"><draw:image xlink:href="Pictures/2000000700002F2200001C38B137F00B.svm" xlink:type="simple" xlink:show="embed" xlink:actuate="onLoad"/></draw:frame></text:p>
          </table:table-cell>
          <table:table-cell table:style-name="표2.B2" office:value-type="string">
            <text:p text:style-name="P54"><draw:frame draw:style-name="fr2" draw:name="그림4" text:anchor-type="paragraph" svg:width="3.2701in" svg:height="2.1882in" draw:z-index="2"><draw:image xlink:href="Pictures/20000007000027B100001A9118047A2D.svm" xlink:type="simple" xlink:show="embed" xlink:actuate="onLoad"/></draw:frame></text:p>
          </table:table-cell>
        </table:table-row>
      </table:table>
      <text:p text:style-name="P51"><text:span text:style-name="T5"><text:s text:c="2"/><text:line-break/> <text:s/></text:span></text:p>
      <text:p text:style-name="P51"><text:span text:style-name="T5"><text:s text:c="2"/></text:span><text:span text:style-name="T14">방향키와 A키를 이용하여 속도 업다운 좌우 이동 점프를 하며 제한 시간 이내에 장애물을 피하여 목적지에 도달하는 게임이다. 장애물에는 호수, 크레바스가 등장하며 호수에서는 장애물인 물개, 또는 보너스점수인 물고기가 출현한다. 깃발을 먹어 날개아이템을 얻어 사용해 빠르게 이동할 수 있다. 스테이지가 올라 갈 수록 제한 시간이 짧아지고 장애물의 출현 빈도가 높아진다. 추가적으로 아이템의 종류를 늘리고 아이템보유 갯수를 늘려 선택적으로 사용할수 있게 한다. </text:span></text:p>
      <text:p text:style-name="P40"><text:span text:style-name="T5"/></text:p>
      <text:p text:style-name="P40"><text:span text:style-name="T5"/></text:p>
      <text:p text:style-name="P44"><text:soft-page-break/><text:span text:style-name="T20">2</text:span><text:span text:style-name="T19">. 실제 개발된</text:span><text:span text:style-name="T5"> 결과물 개요</text:span></text:p>
      <text:p text:style-name="P44"><text:span text:style-name="T5"/></text:p>
      <text:p text:style-name="P44"><text:span text:style-name="T5"/></text:p>
      <text:p text:style-name="P44"><text:span text:style-name="T5"/></text:p>
      <text:p text:style-name="P44"><text:span text:style-name="T5"/></text:p>
      <text:p text:style-name="P44"><text:span text:style-name="T5"/></text:p>
      <text:p text:style-name="P44"><text:span text:style-name="T5"/></text:p>
      <text:p text:style-name="P44"><text:span text:style-name="T5"/></text:p>
      <text:p text:style-name="P44"><text:span text:style-name="T5"/></text:p>
      <text:p text:style-name="P44"><text:span text:style-name="T5"/></text:p>
      <text:p text:style-name="P44"><text:span text:style-name="T5"/></text:p>
      <text:p text:style-name="P44"><text:span text:style-name="T5"/></text:p>
      <text:p text:style-name="P44"><text:span text:style-name="T5"/></text:p>
      <text:p text:style-name="P44"><text:span text:style-name="T5"/></text:p>
      <text:p text:style-name="P45"><text:soft-page-break/><text:span text:style-name="T27">3</text:span><text:span text:style-name="T19">. </text:span><text:span text:style-name="T5">시스템 조작</text:span></text:p>
      <table:table table:name="표3" table:style-name="표3">
        <table:table-column table:style-name="표3.A" table:number-columns-repeated="2"/>
        <table:table-row>
          <table:table-cell table:style-name="표3.A1" office:value-type="string">
            <text:p text:style-name="P58">화 <text:s/>면</text:p>
          </table:table-cell>
          <table:table-cell table:style-name="표3.B1" office:value-type="string">
            <text:p text:style-name="P58">조작 방법</text:p>
          </table:table-cell>
        </table:table-row>
        <table:table-row>
          <table:table-cell table:style-name="표3.A2" office:value-type="string">
            <text:p text:style-name="P57"/>
          </table:table-cell>
          <table:table-cell table:style-name="표3.B2" office:value-type="string">
            <text:p text:style-name="P63">시작 화면에서 <text:span text:style-name="T25">Start_Key 를 누르면 게임이 시작된다.</text:span></text:p>
          </table:table-cell>
        </table:table-row>
        <table:table-row>
          <table:table-cell table:style-name="표3.A2" office:value-type="string">
            <text:p text:style-name="P57"/>
          </table:table-cell>
          <table:table-cell table:style-name="표3.B2" office:value-type="string">
            <text:p text:style-name="P63"><text:span text:style-name="T25">Left_key 를 누르면 펭귄이 왼쪽으로 움직인다.</text:span></text:p>
          </table:table-cell>
        </table:table-row>
        <table:table-row>
          <table:table-cell table:style-name="표3.A2" office:value-type="string">
            <text:p text:style-name="P57"/>
          </table:table-cell>
          <table:table-cell table:style-name="표3.B2" office:value-type="string">
            <text:p text:style-name="P64"><text:span text:style-name="T25">Right_key 를 누르면 펭귄이 왼쪽으로 움직인다.</text:span></text:p>
          </table:table-cell>
        </table:table-row>
        <table:table-row>
          <table:table-cell table:style-name="표3.A2" office:value-type="string">
            <text:p text:style-name="P57"/>
          </table:table-cell>
          <table:table-cell table:style-name="표3.B2" office:value-type="string">
            <text:p text:style-name="P69"><text:span text:style-name="T25">Key_A </text:span><text:span text:style-name="T6">를 누르면 펭귄이 점프한다.</text:span></text:p>
          </table:table-cell>
        </table:table-row>
        <table:table-row>
          <table:table-cell table:style-name="표3.A2" office:value-type="string">
            <text:p text:style-name="P57"/>
          </table:table-cell>
          <table:table-cell table:style-name="표3.B2" office:value-type="string">
            <text:p text:style-name="P63">펭귄이 장애물에 걸리면 충돌한다.</text:p>
          </table:table-cell>
        </table:table-row>
        <table:table-row>
          <table:table-cell table:style-name="표3.A2" office:value-type="string">
            <text:p text:style-name="P57"/>
          </table:table-cell>
          <table:table-cell table:style-name="표3.B2" office:value-type="string">
            <text:p text:style-name="P63">게임이 종료되면 <text:span text:style-name="T25">Start_Key 를 통해 다시 게임을 시작할 수 있다.</text:span></text:p>
          </table:table-cell>
        </table:table-row>
      </table:table>
      <text:p text:style-name="P45"><text:span text:style-name="T5"/></text:p>
      <text:p text:style-name="P44"><text:span text:style-name="T5"/></text:p>
      <text:p text:style-name="P44"><text:span text:style-name="T5"/></text:p>
      <text:p text:style-name="P44"><text:span text:style-name="T5"/></text:p>
      <text:p text:style-name="P44"><text:span text:style-name="T5"/></text:p>
      <text:p text:style-name="P44"><text:span text:style-name="T5"/></text:p>
      <text:p text:style-name="P44"><text:span text:style-name="T5"/></text:p>
      <text:p text:style-name="P46"><text:soft-page-break/><text:span text:style-name="T28">4</text:span><text:span text:style-name="T26">. 개발 과정의 도구 및 라이브러리 설정</text:span></text:p>
      <text:p text:style-name="P1"><text:span text:style-name="T30">★ </text:span><text:span text:style-name="T13">PAlib </text:span><text:span text:style-name="T12">기반 개발 환경 구축하기</text:span></text:p>
      <text:p text:style-name="P3"><text:span text:style-name="T30">★</text:span><text:span text:style-name="T12">준비 프로그램</text:span></text:p>
      <text:p text:style-name="P5">- JDK</text:p>
      <text:p text:style-name="P5">- Eclipse C/C++</text:p>
      <text:p text:style-name="P5">- devkit<text:span text:style-name="T59">P</text:span>ro</text:p>
      <text:p text:style-name="P5">- PAlib</text:p>
      <text:p text:style-name="P5">- No$gba</text:p>
      <text:p text:style-name="P6"><text:span text:style-name="T60">- GitHub</text:span></text:p>
      <text:p text:style-name="P1">  </text:p>
      <text:p text:style-name="P4"><text:span text:style-name="T62">기본 셋팅</text:span> </text:p>
      <text:p text:style-name="P7"><text:span text:style-name="T36">- </text:span><text:span text:style-name="T37">GitHub </text:span><text:span text:style-name="T38">사용을 위해 </text:span>설치 폴더는 공통된 하나의 폴더를 사용<text:span text:style-name="T36"> </text:span><text:span text:style-name="T37">→ </text:span>예<text:span text:style-name="T61">)</text:span><text:span text:style-name="T36"> c:/</text:span><text:span text:style-name="T38">micro</text:span><text:span text:style-name="T36">/)</text:span></text:p>
      <text:p text:style-name="P8"><text:span text:style-name="T36">- </text:span><text:span text:style-name="T42">Eclipse </text:span><text:span text:style-name="T40">사용을 위해 </text:span><text:span text:style-name="T42">http://www.oracle.com/ </text:span><text:span text:style-name="T40">접속 </text:span><text:span text:style-name="T45">→ </text:span><text:span text:style-name="T42">download </text:span><text:span text:style-name="T43">→ </text:span><text:span text:style-name="T42"><text:s/>JavaSE </text:span><text:span text:style-name="T40">설치</text:span></text:p>
      <text:p text:style-name="P8"><text:span text:style-name="T63"><text:s text:c="3"/>→ </text:span><text:span text:style-name="T36"><text:s/></text:span><text:span text:style-name="T42">NDS </text:span><text:span text:style-name="T40">이미지를 생성하기 위해 </text:span><text:span text:style-name="T42">Sourceforge </text:span><text:span text:style-name="T43">(</text:span><text:span text:style-name="T44">Google DevkitPro 검색 시에도 나 </text:span></text:p>
      <text:p text:style-name="P8"><text:span text:style-name="T44"><text:s text:c="3"/>옴) </text:span><text:span text:style-name="T40">사이트로 이동해서 </text:span><text:span text:style-name="T45">D</text:span><text:span text:style-name="T42">evkit</text:span><text:span text:style-name="T43">P</text:span><text:span text:style-name="T42">ro </text:span><text:span text:style-name="T40">검색후 설치</text:span><text:span text:style-name="T42">.</text:span></text:p>
      <text:p text:style-name="P7"><text:span text:style-name="T42">-</text:span><text:span text:style-name="T42"> </text:span><text:span text:style-name="T23">http://www.eclipse.org/</text:span><text:span text:style-name="T21"> </text:span><text:span text:style-name="T40">로 접속 </text:span><text:span text:style-name="T45">→ </text:span><text:span text:style-name="T40"><text:s/></text:span><text:span text:style-name="T42">Eclipse C/C++ </text:span><text:span text:style-name="T40">다운로드 후 압축 해제</text:span></text:p>
      <text:p text:style-name="P8"><text:span text:style-name="T45">- Eclipse </text:span><text:span text:style-name="T47">압축 해제 후 Help → new Install → CDT 입력시 나오는 디폴트 주소를 통</text:span></text:p>
      <text:p text:style-name="P8"><text:span text:style-name="T47"><text:s text:c="3"/>해 CDT 설치 (CDT - http://download.eclipse.org/tools/cdt/releases/indigo → </text:span></text:p>
      <text:p text:style-name="P8"><text:span text:style-name="T47"><text:s text:c="3"/>CDT Main Features 와 CDT Optional Feautres 체크)</text:span></text:p>
      <text:p text:style-name="P12"><text:span text:style-name="T15">- </text:span><text:span text:style-name="T24">http://palib-dev.com/</text:span><text:span text:style-name="T16">로 접속 </text:span><text:span text:style-name="T17">이 불가능해 진 현재 </text:span><text:span text:style-name="T18">Google 검색을 통해 Palib을 다운</text:span></text:p>
      <text:p text:style-name="P13"><text:span text:style-name="T56"><text:s text:c="3"/>받는 수 밖에 없다!! → </text:span><text:span text:style-name="T54"><text:s/></text:span><text:span text:style-name="T55">설치 파일을 통해 </text:span><text:span text:style-name="T56">c:\D</text:span><text:span text:style-name="T57">evkit</text:span><text:span text:style-name="T58">P</text:span><text:span text:style-name="T57">ro </text:span><text:span text:style-name="T54">폴더</text:span><text:span text:style-name="T55">에 </text:span><text:span text:style-name="T56">Palib을 설치하는데 이</text:span></text:p>
      <text:p text:style-name="P13"><text:span text:style-name="T56"><text:s text:c="3"/>때 반드시 1.53 버전으로 업데이트를 해야 한다!! (설치 파일 실행시 업데이트 할 것이냐</text:span></text:p>
      <text:p text:style-name="P13"><text:span text:style-name="T56"><text:s text:c="3"/>고 물어봄)</text:span></text:p>
      <text:p text:style-name="P14"><text:soft-page-break/><text:span text:style-name="T42">- </text:span><text:span text:style-name="T22">http://nocash.emubase.de/gba.htm</text:span><text:span text:style-name="T40">로 접속 </text:span><text:span text:style-name="T49">→ </text:span><text:span text:style-name="T40">프리웨어 버전을 선택해서 다</text:span></text:p>
      <text:p text:style-name="P14"><text:span text:style-name="T40"><text:s text:c="3"/>운 받아서 설치 폴더에 </text:span><text:span text:style-name="T42">Emul</text:span><text:span text:style-name="T40">이란 폴더로 압축 </text:span><text:span text:style-name="T46">해제</text:span></text:p>
      <text:p text:style-name="P15"><text:span text:style-name="T48">- 반드시 7일 전 부터 개발환경을 구축하려고 노력해야 한다는 것을 명심!!</text:span></text:p>
      <text:p text:style-name="P15"><text:span text:style-name="T48"><text:s text:c="4"/>→ </text:span><text:span text:style-name="T51">이게 제일 중요합니다.</text:span></text:p>
      <text:p text:style-name="P16"><text:span text:style-name="T50">- </text:span><text:span text:style-name="T53">마지막으로 GitHub 설정은 윈도우 버전을 다운받고 GitHub.com 에 적혀있는 메뉴얼</text:span></text:p>
      <text:p text:style-name="P14"><text:span text:style-name="T52"><text:s text:c="3"/>대로 실행하면 모든 설정이 완료됩니다.</text:span></text:p>
      <text:p text:style-name="P14"><text:span text:style-name="T52"/></text:p>
      <text:p text:style-name="P9">환경 변수 추가</text:p>
      <text:p text:style-name="P7"><text:span text:style-name="T42">- </text:span><text:span text:style-name="T40">시스템 변수에서 </text:span><text:span text:style-name="T42">Path </text:span><text:span text:style-name="T40">설정 </text:span><text:span text:style-name="T42">-&gt; </text:span><text:span text:style-name="T40">편집</text:span></text:p>
      <text:p text:style-name="P7"><text:span text:style-name="T42">- ;C:\ndsdev\devkitPro\devkitARM\bin; </text:span><text:span text:style-name="T40">추가</text:span></text:p>
      <text:p text:style-name="P2"><text:span text:style-name="T41"/></text:p>
      <text:p text:style-name="P10"><text:span text:style-name="T29">PAlib</text:span><text:span text:style-name="T39">를 이클립스에서 적용하기</text:span></text:p>
      <text:p text:style-name="P2"><text:span text:style-name="T31">- </text:span><text:span text:style-name="T41">빈프로젝트 생성</text:span></text:p>
      <text:p text:style-name="P17"><text:span text:style-name="T31">- Palib </text:span><text:span text:style-name="T41">폴더에서 </text:span><text:span text:style-name="T31">example</text:span><text:span text:style-name="T41">에서 필요한 곳의 </text:span><text:span text:style-name="T31">sourece</text:span><text:span text:style-name="T41">폴더 </text:span><text:span text:style-name="T31">gfx</text:span><text:span text:style-name="T41">폴더와 </text:span><text:span text:style-name="T31">MakeFile</text:span></text:p>
      <text:p text:style-name="P17"><text:span text:style-name="T32"><text:s text:c="2"/></text:span><text:span text:style-name="T41">을 복사한다</text:span><text:span text:style-name="T31">.</text:span></text:p>
      <text:p text:style-name="P18"><text:span text:style-name="T31">- </text:span><text:span text:style-name="T41">프로젝트의 속성에 들어가서 </text:span><text:span text:style-name="T31">C/C++Build </text:span><text:span text:style-name="T41">에서 </text:span><text:span text:style-name="T31">Behaviour</text:span><text:span text:style-name="T41">에서 </text:span><text:span text:style-name="T31">Build</text:span><text:span text:style-name="T41">옆에 </text:span><text:span text:style-name="T31">all</text:span></text:p>
      <text:p text:style-name="P18"><text:span text:style-name="T32"><text:s text:c="2"/></text:span><text:span text:style-name="T41">을 삭제한다</text:span><text:span text:style-name="T31">.</text:span></text:p>
      <text:p text:style-name="P2"><text:span text:style-name="T31">- C/C++ General </text:span><text:span text:style-name="T41">에서 </text:span><text:span text:style-name="T31">Paths and Symbols </text:span><text:span text:style-name="T41">에서 아래 </text:span><text:span text:style-name="T31">3</text:span><text:span text:style-name="T41">개 </text:span><text:span text:style-name="T31">ADD</text:span><text:span text:style-name="T41">한다</text:span><text:span text:style-name="T31">.</text:span></text:p>
      <text:p text:style-name="P2"><text:span text:style-name="T31">- Add C:\devkitPro\PAlib\include\nds</text:span></text:p>
      <text:p text:style-name="P2"><text:span text:style-name="T31">- Add C:\devkitPro\libnds\include</text:span></text:p>
      <text:p text:style-name="P2"><text:span text:style-name="T31">- Add C:\devkitPro\devitARM\include</text:span></text:p>
      <text:p text:style-name="P2"><text:span text:style-name="T31">- </text:span><text:span text:style-name="T41">빌드를 한다음 실행한다</text:span><text:span text:style-name="T31">.</text:span></text:p>
      <text:p text:style-name="P2"/>
      <text:p text:style-name="P2"><text:span text:style-name="T39"/></text:p>
      <text:p text:style-name="P10"><text:soft-page-break/><text:span text:style-name="T39">에뮬레이터 사용하기</text:span></text:p>
      <text:p text:style-name="P2"><text:span text:style-name="T31">- Eclipse </text:span><text:span text:style-name="T41">메뉴에서 </text:span><text:span text:style-name="T31">Run -&gt; External Tools -&gt; Configuration</text:span></text:p>
      <text:p text:style-name="P2"><text:span text:style-name="T31">- </text:span><text:span text:style-name="T41">왼쪽메뉴에서 </text:span><text:span text:style-name="T31">Program </text:span><text:span text:style-name="T41">더블 클릭</text:span></text:p>
      <text:p text:style-name="P19"><text:span text:style-name="T31">- Location(</text:span><text:span text:style-name="T41">에뮬레이터 실행파일 위치</text:span><text:span text:style-name="T31">), Working Directory(</text:span><text:span text:style-name="T41">현제 작업 </text:span><text:span text:style-name="T31">WorkSpace)</text:span><text:span text:style-name="T41">를 지정한 후</text:span><text:span text:style-name="T31">, Apply-&gt; Run</text:span><text:span text:style-name="T41">을 차례대로 실행</text:span><text:span text:style-name="T31">.</text:span></text:p>
      <text:p text:style-name="P19"><text:span text:style-name="T31">- </text:span><text:span text:style-name="T41">추후 </text:span><text:span text:style-name="T31">External Tools</text:span><text:span text:style-name="T41">을 사용하여 빌드로 생성된 </text:span><text:span text:style-name="T31">nds</text:span><text:span text:style-name="T41">파일을 실행</text:span></text:p>
      <text:p text:style-name="P20"><text:span text:style-name="T33">- </text:span><text:span text:style-name="T35">만약 지금까지의 과정이 잘 되었다면 프로젝트가 일단 Bulid 가 됩니다. 그러</text:span></text:p>
      <text:p text:style-name="P21"><text:span text:style-name="T34">면 프로젝트 아랫부분에 nds 파일이 생기는데 이를 찾아 연결프로그램으로 에</text:span></text:p>
      <text:p text:style-name="P21"><text:span text:style-name="T34">뮬레이터를 설정해 주면 프로젝트 내 nds 파일 더블클릭만으로도 손쉽게 에뮬</text:span></text:p>
      <text:p text:style-name="P21"><text:span text:style-name="T34">레이터를 사용할 수 있습니다.</text:span></text:p>
      <text:p text:style-name="P41"><text:span text:style-name="T26"/></text:p>
      <text:p text:style-name="P42"><text:span text:style-name="T66">5. 소프트웨어 구조</text:span></text:p>
      <text:p text:style-name="P42"><text:span text:style-name="T66"/></text:p>
      <text:p text:style-name="P42"><text:span text:style-name="T66"/></text:p>
      <text:p text:style-name="P42"><text:span text:style-name="T66"/></text:p>
      <text:p text:style-name="P42"><text:span text:style-name="T66"/></text:p>
      <text:p text:style-name="P42"><text:span text:style-name="T66"/></text:p>
      <text:p text:style-name="P42"><text:soft-page-break/><text:span text:style-name="T66">6. 하드웨어 구조</text:span></text:p>
      <text:p text:style-name="P42"><draw:frame draw:style-name="fr4" draw:name="그림6" text:anchor-type="paragraph" svg:x="0.4909in" svg:y="-0.0063in" svg:width="5.5583in" svg:height="7.5201in" draw:z-index="4"><draw:image xlink:href="Pictures/20000007000024B20000307A312F61D1.svm" xlink:type="simple" xlink:show="embed" xlink:actuate="onLoad"/></draw:frame><text:span text:style-name="T66"/></text:p>
      <text:p text:style-name="P48"><text:span text:style-name="T66"/></text:p>
      <text:p text:style-name="P48"><text:soft-page-break/><text:span text:style-name="T66">7.</text:span><text:span text:style-name="T65"> 사용된 개발 도구와 그 유용성</text:span></text:p>
      <text:p text:style-name="P53"><text:span text:style-name="T90">&lt;G</text:span><text:span text:style-name="T89">itHub</text:span><text:span text:style-name="T90">&gt;</text:span><text:span text:style-name="T89"> </text:span></text:p>
      <text:p text:style-name="P52"><text:span text:style-name="T83">가장 활성화된 오픈소스 커뮤니티</text:span></text:p>
      <text:p text:style-name="P24"><text:span text:style-name="T81">과거에 </text:span><text:span text:style-name="T80">SourceForge, Google Code</text:span><text:span text:style-name="T81">에 많은 오픈소스 프로젝트 호스팅이 있었다면 요즘에는 </text:span><text:span text:style-name="T80">GitHub</text:span><text:span text:style-name="T81">에 오픈소스 호스팅을 많이 하는편이다</text:span><text:span text:style-name="T80">. GitHub</text:span><text:span text:style-name="T81">에 따르면 </text:span><text:span text:style-name="T80">2012</text:span><text:span text:style-name="T81">년 </text:span><text:span text:style-name="T80">9</text:span><text:span text:style-name="T81">월 </text:span><text:span text:style-name="T80">13</text:span><text:span text:style-name="T81">일 현재</text:span><text:span text:style-name="T80">,</text:span><text:span text:style-name="T81">사용자는 </text:span><text:span text:style-name="T80">210</text:span><text:span text:style-name="T81">만</text:span><text:span text:style-name="T80">, </text:span><text:span text:style-name="T81">저장소는 </text:span><text:span text:style-name="T80">370</text:span><text:span text:style-name="T81">만개</text:span><text:span text:style-name="T81">에 이른다고 한다</text:span><text:span text:style-name="T80">. </text:span><text:span text:style-name="T81">여기에 호스팅하고 있는 유명 오픈소스로 </text:span><text:span text:style-name="T80">node.js, jQuery</text:span><text:span text:style-name="T81">와 같은 유명 자바스크립트 프레임워크는 물론 </text:span><text:span text:style-name="T80">Three20</text:span><text:span text:style-name="T81">과 같은 </text:span><text:span text:style-name="T80">iOS </text:span><text:span text:style-name="T81">라이브러리</text:span><text:span text:style-name="T80">, </text:span><text:span text:style-name="T81">그리고 이번에 글을 쓰면서 알게된 리눅스 </text:span><text:span text:style-name="T80">3.x </text:span><text:span text:style-name="T81">커널에 이른다</text:span><text:span text:style-name="T80">.</text:span></text:p>
      <text:p text:style-name="P32"/>
      <text:p text:style-name="P25">그래픽이 강점</text:p>
      <text:p text:style-name="P25"/>
      <text:p text:style-name="P26"><text:span text:style-name="T78">회사에서 자체 서버로 </text:span><text:span text:style-name="T70">Git</text:span><text:span text:style-name="T78">을 호스팅했다가</text:span><text:span text:style-name="T70">, </text:span><text:span text:style-name="T78">서버 문제로 현재 서비스하고 있는 업체를 비교하면서 가장 두드러졌던 점이다</text:span><text:span text:style-name="T70">. </text:span><text:span text:style-name="T78">그래픽적으로 기여자나 커밋 활동 등을 그래픽적으로 파악할 수 있다</text:span><text:span text:style-name="T70">. </text:span><text:span text:style-name="T78">그리고 포크 및 브랜치 트리를 그래픽적으로 편하게 보여줘서 굉장히 편하다</text:span><text:span text:style-name="T70">.</text:span></text:p>
      <text:p text:style-name="P23"><text:span text:style-name="T70"/></text:p>
      <text:p text:style-name="P22"><draw:frame draw:style-name="fr5" draw:name="그림7" text:anchor-type="as-char" svg:width="7.2189in" svg:height="3.8126in" draw:z-index="5"><draw:image xlink:href="http://cfile24.uf.tistory.com/image/1331004450AF7E03174649" xlink:type="simple" xlink:show="embed" xlink:actuate="onLoad"/></draw:frame></text:p>
      <text:p text:style-name="P30"/>
      <text:p text:style-name="P22"><text:span text:style-name="T82"/></text:p>
      <text:p text:style-name="P26"><text:soft-page-break/><text:span text:style-name="T79">위키</text:span><text:span text:style-name="T74">, </text:span><text:span text:style-name="T79">이슈관리와 통합</text:span></text:p>
      <text:p text:style-name="P26"><text:span text:style-name="T79"/></text:p>
      <text:p text:style-name="P26"><text:span text:style-name="T78">위키와 이슈관리와 통합되어있다</text:span><text:span text:style-name="T70">. </text:span><text:span text:style-name="T78">이슈관리는 간단한 수준이라서 작은 프로젝트에서는 쓸만하지만 큰 프로젝트에서는 잘 사용하지 않는 편이다</text:span><text:span text:style-name="T70">.</text:span></text:p>
      <text:p text:style-name="P26"><text:span text:style-name="T70"/></text:p>
      <text:p text:style-name="P27"><text:span text:style-name="T76">&lt;</text:span><text:span text:style-name="T75">Eclipse</text:span><text:span text:style-name="T76">&gt;</text:span></text:p>
      <text:p text:style-name="P28"><text:span text:style-name="T73"><text:s text:c="2"/>이클립스는 </text:span><text:span text:style-name="T78">수많은 플러그인은 다양한 프레임워크로 부터 해결점을 찾아준다</text:span><text:span text:style-name="T70">. </text:span><text:span text:style-name="T72">또한 </text:span><text:span text:style-name="T78">디버깅 </text:span><text:span text:style-name="T7">기능도 매우 쓸만한 편이며,</text:span><text:span text:style-name="T70"> </text:span><text:span text:style-name="T78">기능형상관리</text:span><text:span text:style-name="T70">(CVS)</text:span><text:span text:style-name="T78">를 그대로 사용하여 팀프로젝트</text:span><text:span text:style-name="T7">를 수월하게 할 수 있게 도와준다. </text:span><text:span text:style-name="T70">Junit </text:span><text:span text:style-name="T72">등을 </text:span><text:span text:style-name="T78">이용</text:span><text:span text:style-name="T7">하여</text:span><text:span text:style-name="T78"> 단위테스트</text:span><text:span text:style-name="T7">도 효율적으로 진행할 수 있다. 공개 </text:span><text:span text:style-name="T8">S/W 로써 </text:span><text:span text:style-name="T78">많은 이들이 연구하고 그래서 계속 발전하고 있</text:span><text:span text:style-name="T7">는 소프트웨어이</text:span><text:span text:style-name="T78">다</text:span><text:span text:style-name="T70">.</text:span></text:p>
      <text:p text:style-name="P28"><text:span text:style-name="T70"/></text:p>
      <text:p text:style-name="P29"><text:span text:style-name="T77">&lt;Palib&gt;</text:span></text:p>
      <text:p text:style-name="P31"><text:span text:style-name="T85"><text:s text:c="2"/></text:span><text:span text:style-name="T87">닌텐도 </text:span><text:span text:style-name="T86">DS </text:span><text:span text:style-name="T87">게임은 원래 닌텐도에서 발급하는 라이센스를 취득한뒤에 게임 제작을 할 수 있다</text:span><text:span text:style-name="T86">. (PSP</text:span><text:span text:style-name="T87">, </text:span><text:span text:style-name="T86">XBOX </text:span><text:span text:style-name="T87">다 이런 시스템이다.</text:span><text:span text:style-name="T86">) 그러나 </text:span><text:span text:style-name="T87">개인이 라이센스를 받는다는거 자체가 불가능한 일이지만 뭔가 만들고 싶은 사람들을 위한 툴이다. </text:span><text:span text:style-name="T88">이를 HomeBrew 라고 부른다. 개발 자체가 용이해지고 개인이 개발할 수 있게 해주는 아주 좋은 도구이다.</text:span></text:p>
      <text:p text:style-name="P11"><text:line-break/></text:p>
      <text:p text:style-name="P27"><text:span text:style-name="T71"/></text:p>
      <text:p text:style-name="P50"><text:span text:style-name="T69"/></text:p>
      <text:p text:style-name="P50"><text:span text:style-name="T69"/></text:p>
      <text:p text:style-name="P47"><text:span text:style-name="T66">8.</text:span><text:span text:style-name="T26"> </text:span><text:span text:style-name="T64">Psudo-Code</text:span></text:p>
      <text:p text:style-name="P49"><text:span text:style-name="T67">9. Source Reading</text:span></text:p>
      <text:p text:style-name="P49"><text:span text:style-name="T67"/></text:p>
      <text:p text:style-name="P49"><text:soft-page-break/><text:span text:style-name="T67">10. </text:span><text:span text:style-name="T68">Test Plan &amp; 시행 결과</text:span></text:p>
      <table:table table:name="표4" table:style-name="표4">
        <table:table-column table:style-name="표4.A"/>
        <table:table-column table:style-name="표4.B"/>
        <table:table-row>
          <table:table-cell table:style-name="표4.A1" office:value-type="string">
            <text:p text:style-name="P59">진행 관련 <text:span text:style-name="T91">Test</text:span></text:p>
          </table:table-cell>
          <table:table-cell table:style-name="표4.B1" office:value-type="string">
            <text:p text:style-name="P59">결 <text:s/>과</text:p>
          </table:table-cell>
        </table:table-row>
        <table:table-row>
          <table:table-cell table:style-name="표4.A2" office:value-type="string">
            <text:p text:style-name="P73">펭귄이 왼쪽으로 잘 움직이는가</text:p>
          </table:table-cell>
          <table:table-cell table:style-name="표4.B2" office:value-type="string">
            <text:p text:style-name="P81"><text:span text:style-name="T95">P</text:span></text:p>
          </table:table-cell>
        </table:table-row>
        <table:table-row>
          <table:table-cell table:style-name="표4.A2" office:value-type="string">
            <text:p text:style-name="P74">펭귄이 오른쪽으로 잘 움직이는가</text:p>
          </table:table-cell>
          <table:table-cell table:style-name="표4.B2" office:value-type="string">
            <text:p text:style-name="P81"><text:span text:style-name="T95">P</text:span></text:p>
          </table:table-cell>
        </table:table-row>
        <table:table-row>
          <table:table-cell table:style-name="표4.A2" office:value-type="string">
            <text:p text:style-name="P73">펭귄이 점프를 잘 하는가</text:p>
          </table:table-cell>
          <table:table-cell table:style-name="표4.B2" office:value-type="string">
            <text:p text:style-name="P81"><text:span text:style-name="T95">P</text:span></text:p>
          </table:table-cell>
        </table:table-row>
        <table:table-row>
          <table:table-cell table:style-name="표4.A2" office:value-type="string">
            <text:p text:style-name="P73">장애물은 잘 나타나는가</text:p>
          </table:table-cell>
          <table:table-cell table:style-name="표4.B2" office:value-type="string">
            <text:p text:style-name="P81"><text:span text:style-name="T95">P</text:span></text:p>
          </table:table-cell>
        </table:table-row>
        <table:table-row>
          <table:table-cell table:style-name="표4.A2" office:value-type="string">
            <text:p text:style-name="P73">펭귄이 장애물을 점프로 피할 수 있는가</text:p>
          </table:table-cell>
          <table:table-cell table:style-name="표4.B2" office:value-type="string">
            <text:p text:style-name="P81"><text:span text:style-name="T95">P</text:span></text:p>
          </table:table-cell>
        </table:table-row>
        <table:table-row>
          <table:table-cell table:style-name="표4.A2" office:value-type="string">
            <text:p text:style-name="P73">커브 맵, 직진 맵으로의 맵 전환이 제대로 되는가</text:p>
          </table:table-cell>
          <table:table-cell table:style-name="표4.B2" office:value-type="string">
            <text:p text:style-name="P81"><text:span text:style-name="T95">P</text:span></text:p>
          </table:table-cell>
        </table:table-row>
        <table:table-row>
          <table:table-cell table:style-name="표4.A2" office:value-type="string">
            <text:p text:style-name="P73">게임의 남은 시간이 잘 적용되는가</text:p>
          </table:table-cell>
          <table:table-cell table:style-name="표4.B2" office:value-type="string">
            <text:p text:style-name="P81"><text:span text:style-name="T95">P</text:span></text:p>
          </table:table-cell>
        </table:table-row>
        <table:table-row>
          <table:table-cell table:style-name="표4.A2" office:value-type="string">
            <text:p text:style-name="P73">게임의 남은 거리가 잘 적용되는가</text:p>
          </table:table-cell>
          <table:table-cell table:style-name="표4.B2" office:value-type="string">
            <text:p text:style-name="P81"><text:span text:style-name="T95">P</text:span></text:p>
          </table:table-cell>
        </table:table-row>
        <table:table-row>
          <table:table-cell table:style-name="표4.A2" office:value-type="string">
            <text:p text:style-name="P65">게임의 스테이지가 잘 적용되는가</text:p>
          </table:table-cell>
          <table:table-cell table:style-name="표4.B2" office:value-type="string">
            <text:p text:style-name="P81"><text:span text:style-name="T95">P</text:span></text:p>
          </table:table-cell>
        </table:table-row>
        <table:table-row>
          <table:table-cell table:style-name="표4.A2" office:value-type="string">
            <text:p text:style-name="P65">게임의 종료가 되는가</text:p>
          </table:table-cell>
          <table:table-cell table:style-name="표4.B2" office:value-type="string">
            <text:p text:style-name="P81"><text:span text:style-name="T95">P</text:span></text:p>
          </table:table-cell>
        </table:table-row>
        <table:table-row>
          <table:table-cell table:style-name="표4.A2" office:value-type="string">
            <text:p text:style-name="P65">게임 종료 후 다시 게임 재개가 되는가</text:p>
          </table:table-cell>
          <table:table-cell table:style-name="표4.B2" office:value-type="string">
            <text:p text:style-name="P81"><text:span text:style-name="T95">P</text:span></text:p>
          </table:table-cell>
        </table:table-row>
        <table:table-row>
          <table:table-cell table:style-name="표4.A2" office:value-type="string">
            <text:p text:style-name="P65">펭귄의 <text:span text:style-name="T92">좌우 이동 및 점프 </text:span>움직임이 잘 묘사되는가</text:p>
          </table:table-cell>
          <table:table-cell table:style-name="표4.B2" office:value-type="string">
            <text:p text:style-name="P81"><text:span text:style-name="T95">P</text:span></text:p>
          </table:table-cell>
        </table:table-row>
        <table:table-row>
          <table:table-cell table:style-name="표4.A2" office:value-type="string">
            <text:p text:style-name="P65">평상시 펭귄의 속력이 잘 관리되는가</text:p>
          </table:table-cell>
          <table:table-cell table:style-name="표4.B2" office:value-type="string">
            <text:p text:style-name="P79"><text:span text:style-name="T92">P</text:span></text:p>
          </table:table-cell>
        </table:table-row>
        <table:table-row>
          <table:table-cell table:style-name="표4.A2" office:value-type="string">
            <text:p text:style-name="P65">방해물에 충돌했을 때 펭귄의 속력이 잘 관리되는가</text:p>
          </table:table-cell>
          <table:table-cell table:style-name="표4.B2" office:value-type="string">
            <text:p text:style-name="P79"><text:span text:style-name="T92">P</text:span></text:p>
          </table:table-cell>
        </table:table-row>
        <table:table-row>
          <table:table-cell table:style-name="표4.A2" office:value-type="string">
            <text:p text:style-name="P65">아이템이 잘 생성되어 지는가</text:p>
          </table:table-cell>
          <table:table-cell table:style-name="표4.B2" office:value-type="string">
            <text:p text:style-name="P79"><text:span text:style-name="T92">F(</text:span><text:span text:style-name="T9">미구현)</text:span></text:p>
          </table:table-cell>
        </table:table-row>
      </table:table>
      <text:p text:style-name="P49"><text:span text:style-name="T68"/></text:p>
      <text:p text:style-name="P48"><text:span text:style-name="T65"/></text:p>
      <text:p text:style-name="P48"><text:span text:style-name="T65"/></text:p>
      <table:table table:name="표5" table:style-name="표5">
        <table:table-column table:style-name="표5.A"/>
        <table:table-column table:style-name="표5.B"/>
        <text:soft-page-break/>
        <table:table-row>
          <table:table-cell table:style-name="표5.A1" office:value-type="string">
            <text:p text:style-name="P60">디스플레이 관련 <text:span text:style-name="T91">Test</text:span></text:p>
          </table:table-cell>
          <table:table-cell table:style-name="표5.B1" office:value-type="string">
            <text:p text:style-name="P60">결 <text:s/>과</text:p>
          </table:table-cell>
        </table:table-row>
        <table:table-row>
          <table:table-cell table:style-name="표5.A2" office:value-type="string">
            <text:p text:style-name="P70">게임 시작 화면이 제대로 출력되는가</text:p>
          </table:table-cell>
          <table:table-cell table:style-name="표5.B2" office:value-type="string">
            <text:p text:style-name="P83"><text:span text:style-name="T95">P</text:span></text:p>
          </table:table-cell>
        </table:table-row>
        <table:table-row>
          <table:table-cell table:style-name="표5.A2" office:value-type="string">
            <text:p text:style-name="P75">펭귄의 좌우 이동 점프 및 충돌 화면이 출력되는가</text:p>
          </table:table-cell>
          <table:table-cell table:style-name="표5.B2" office:value-type="string">
            <text:p text:style-name="P81"><text:span text:style-name="T95">P</text:span></text:p>
          </table:table-cell>
        </table:table-row>
        <table:table-row>
          <table:table-cell table:style-name="표5.A2" office:value-type="string">
            <text:p text:style-name="P75">맵이 출력되는가 <text:span text:style-name="T93">(Curve, Straight)</text:span></text:p>
          </table:table-cell>
          <table:table-cell table:style-name="표5.B2" office:value-type="string">
            <text:p text:style-name="P81"><text:span text:style-name="T95">P</text:span></text:p>
          </table:table-cell>
        </table:table-row>
        <table:table-row>
          <table:table-cell table:style-name="표5.A2" office:value-type="string">
            <text:p text:style-name="P75">방해물이 출력되는가 <text:span text:style-name="T93">(물개, 호수)</text:span></text:p>
          </table:table-cell>
          <table:table-cell table:style-name="표5.B2" office:value-type="string">
            <text:p text:style-name="P81"><text:span text:style-name="T95">P</text:span></text:p>
          </table:table-cell>
        </table:table-row>
        <table:table-row>
          <table:table-cell table:style-name="표5.A2" office:value-type="string">
            <text:p text:style-name="P75">스테이지 레벨 정보 텍스트가 출력되는가</text:p>
          </table:table-cell>
          <table:table-cell table:style-name="표5.B2" office:value-type="string">
            <text:p text:style-name="P81"><text:span text:style-name="T95">P</text:span></text:p>
          </table:table-cell>
        </table:table-row>
        <table:table-row>
          <table:table-cell table:style-name="표5.A2" office:value-type="string">
            <text:p text:style-name="P75">펭귄 속력 정보 텍스트가 출력되는가</text:p>
          </table:table-cell>
          <table:table-cell table:style-name="표5.B2" office:value-type="string">
            <text:p text:style-name="P81"><text:span text:style-name="T95">P</text:span></text:p>
          </table:table-cell>
        </table:table-row>
        <table:table-row>
          <table:table-cell table:style-name="표5.A2" office:value-type="string">
            <text:p text:style-name="P75">남은 거리 정보 텍스트가 출력되는가</text:p>
          </table:table-cell>
          <table:table-cell table:style-name="표5.B2" office:value-type="string">
            <text:p text:style-name="P81"><text:span text:style-name="T95">P</text:span></text:p>
          </table:table-cell>
        </table:table-row>
        <table:table-row>
          <table:table-cell table:style-name="표5.A2" office:value-type="string">
            <text:p text:style-name="P75">남은 시간 정보 텍스트가 출력되는가</text:p>
          </table:table-cell>
          <table:table-cell table:style-name="표5.B2" office:value-type="string">
            <text:p text:style-name="P81"><text:span text:style-name="T95">P</text:span></text:p>
          </table:table-cell>
        </table:table-row>
        <table:table-row>
          <table:table-cell table:style-name="표5.A2" office:value-type="string">
            <text:p text:style-name="P75">스테이지 맵 정보가 출력되는가</text:p>
          </table:table-cell>
          <table:table-cell table:style-name="표5.B2" office:value-type="string">
            <text:p text:style-name="P81"><text:span text:style-name="T95">P</text:span></text:p>
          </table:table-cell>
        </table:table-row>
        <table:table-row>
          <table:table-cell table:style-name="표5.A2" office:value-type="string">
            <text:p text:style-name="P66">게임 오버 텍스트가 출력되는가</text:p>
          </table:table-cell>
          <table:table-cell table:style-name="표5.B2" office:value-type="string">
            <text:p text:style-name="P81"><text:span text:style-name="T95">P</text:span></text:p>
          </table:table-cell>
        </table:table-row>
        <table:table-row>
          <table:table-cell table:style-name="표5.A2" office:value-type="string">
            <text:p text:style-name="P66">게임 재시작 후 시작화면이 다시 출력되는가</text:p>
          </table:table-cell>
          <table:table-cell table:style-name="표5.B2" office:value-type="string">
            <text:p text:style-name="P81"><text:span text:style-name="T95">P</text:span></text:p>
          </table:table-cell>
        </table:table-row>
        <table:table-row>
          <table:table-cell table:style-name="표5.A2" office:value-type="string">
            <text:p text:style-name="P67">아이템이 맵에 출력되는가 </text:p>
          </table:table-cell>
          <table:table-cell table:style-name="표5.B2" office:value-type="string">
            <text:p text:style-name="P80"><text:span text:style-name="T95">F</text:span><text:span text:style-name="T93">(</text:span><text:span text:style-name="T10">미구현)</text:span></text:p>
          </table:table-cell>
        </table:table-row>
      </table:table>
      <text:p text:style-name="P33"/>
      <text:p text:style-name="P33"/>
      <table:table table:name="표6" table:style-name="표6">
        <table:table-column table:style-name="표6.A"/>
        <table:table-column table:style-name="표6.B"/>
        <table:table-row>
          <table:table-cell table:style-name="표6.A1" office:value-type="string">
            <text:p text:style-name="P61"><text:span text:style-name="T91">사운드 관련 </text:span><text:span text:style-name="T94">Test</text:span></text:p>
          </table:table-cell>
          <table:table-cell table:style-name="표6.B1" office:value-type="string">
            <text:p text:style-name="P61">결 <text:s/>과</text:p>
          </table:table-cell>
        </table:table-row>
        <table:table-row>
          <table:table-cell table:style-name="표6.A2" office:value-type="string">
            <text:p text:style-name="P71">게임 시작 <text:span text:style-name="T95">BGM이 나오는가</text:span></text:p>
          </table:table-cell>
          <table:table-cell table:style-name="표6.B2" office:value-type="string">
            <text:p text:style-name="P83"><text:span text:style-name="T95">P</text:span></text:p>
          </table:table-cell>
        </table:table-row>
        <table:table-row>
          <table:table-cell table:style-name="표6.A2" office:value-type="string">
            <text:p text:style-name="P76">게임을 시작했을시 <text:span text:style-name="T95">BGM 이 나오는가</text:span></text:p>
          </table:table-cell>
          <table:table-cell table:style-name="표6.B2" office:value-type="string">
            <text:p text:style-name="P81"><text:span text:style-name="T95">P</text:span></text:p>
          </table:table-cell>
        </table:table-row>
        <table:table-row>
          <table:table-cell table:style-name="표6.A2" office:value-type="string">
            <text:p text:style-name="P76"><text:span text:style-name="T93">펭귄이 충돌하였을 때 </text:span><text:span text:style-name="T95">BGM 이 나오는가</text:span></text:p>
          </table:table-cell>
          <table:table-cell table:style-name="표6.B2" office:value-type="string">
            <text:p text:style-name="P81"><text:span text:style-name="T95">P</text:span></text:p>
          </table:table-cell>
        </table:table-row>
        <table:table-row>
          <table:table-cell table:style-name="표6.A2" office:value-type="string">
            <text:p text:style-name="P76"><text:span text:style-name="T93">펭귄이 점프하였을 때 </text:span><text:span text:style-name="T95">BGM 이 나오는가</text:span></text:p>
          </table:table-cell>
          <table:table-cell table:style-name="표6.B2" office:value-type="string">
            <text:p text:style-name="P81"><text:span text:style-name="T95">P</text:span></text:p>
          </table:table-cell>
        </table:table-row>
        <table:table-row>
          <table:table-cell table:style-name="표6.A2" office:value-type="string">
            <text:p text:style-name="P76">아이템을 먹었을 때 효과음이 나오는가</text:p>
          </table:table-cell>
          <table:table-cell table:style-name="표6.B2" office:value-type="string">
            <text:p text:style-name="P81"><text:span text:style-name="T95">F(</text:span><text:span text:style-name="T11">미구현)</text:span></text:p>
          </table:table-cell>
        </table:table-row>
        <table:table-row>
          <table:table-cell table:style-name="표6.A2" office:value-type="string">
            <text:p text:style-name="P76">아이템을 사용하였을 시 효과음이 나오는가</text:p>
          </table:table-cell>
          <table:table-cell table:style-name="표6.B2" office:value-type="string">
            <text:p text:style-name="P81"><text:span text:style-name="T95">F(</text:span><text:span text:style-name="T11">미구현)</text:span></text:p>
          </table:table-cell>
        </table:table-row>
        <table:table-row>
          <table:table-cell table:style-name="표6.A2" office:value-type="string">
            <text:p text:style-name="P76">시간 경보 <text:span text:style-name="T95">BGM 이 나오는가</text:span></text:p>
          </table:table-cell>
          <table:table-cell table:style-name="표6.B2" office:value-type="string">
            <text:p text:style-name="P81"><text:span text:style-name="T95">F(</text:span><text:span text:style-name="T11">미구현)</text:span></text:p>
          </table:table-cell>
        </table:table-row>
      </table:table>
      <text:p text:style-name="P34"><text:soft-page-break/></text:p>
      <table:table table:name="표7" table:style-name="표7">
        <table:table-column table:style-name="표7.A"/>
        <table:table-column table:style-name="표7.B"/>
        <table:table-row>
          <table:table-cell table:style-name="표7.A1" office:value-type="string">
            <text:p text:style-name="P62"><text:span text:style-name="T96">입력</text:span> 관련 <text:span text:style-name="T91">Test</text:span></text:p>
          </table:table-cell>
          <table:table-cell table:style-name="표7.B1" office:value-type="string">
            <text:p text:style-name="P62">결 <text:s/>과</text:p>
          </table:table-cell>
        </table:table-row>
        <table:table-row>
          <table:table-cell table:style-name="표7.A2" office:value-type="string">
            <text:p text:style-name="P72">시작 화면에서 <text:span text:style-name="T97">Start Key 가 입력되는가</text:span></text:p>
          </table:table-cell>
          <table:table-cell table:style-name="표7.B2" office:value-type="string">
            <text:p text:style-name="P84"><text:span text:style-name="T95">P</text:span></text:p>
          </table:table-cell>
        </table:table-row>
        <table:table-row>
          <table:table-cell table:style-name="표7.A2" office:value-type="string">
            <text:p text:style-name="P77">펭귄의 <text:span text:style-name="T97">Left_Key 입력 시 좌로 이동되는가</text:span></text:p>
          </table:table-cell>
          <table:table-cell table:style-name="표7.B2" office:value-type="string">
            <text:p text:style-name="P82"><text:span text:style-name="T95">P</text:span></text:p>
          </table:table-cell>
        </table:table-row>
        <table:table-row>
          <table:table-cell table:style-name="표7.A2" office:value-type="string">
            <text:p text:style-name="P78"><text:span text:style-name="T93">펭귄의 </text:span><text:span text:style-name="T97">Right_Key <text:s/>입력 시 우로 이동되는가</text:span></text:p>
          </table:table-cell>
          <table:table-cell table:style-name="표7.B2" office:value-type="string">
            <text:p text:style-name="P82"><text:span text:style-name="T95">P</text:span></text:p>
          </table:table-cell>
        </table:table-row>
        <table:table-row>
          <table:table-cell table:style-name="표7.A2" office:value-type="string">
            <text:p text:style-name="P78"><text:span text:style-name="T93">펭귄의 </text:span><text:span text:style-name="T97">Key_A 입력 시 점프가 되는가</text:span></text:p>
          </table:table-cell>
          <table:table-cell table:style-name="표7.B2" office:value-type="string">
            <text:p text:style-name="P82"><text:span text:style-name="T95">P</text:span></text:p>
          </table:table-cell>
        </table:table-row>
        <table:table-row>
          <table:table-cell table:style-name="표7.A2" office:value-type="string">
            <text:p text:style-name="P77">펭귄이 맵의 양측 끝 쪽으로 갔을 시 <text:span text:style-name="T97">Left_Key 와 Right_Key 입력 시 이동이 되지 않는가</text:span></text:p>
          </table:table-cell>
          <table:table-cell table:style-name="표7.B2" office:value-type="string">
            <text:p text:style-name="P82"><text:span text:style-name="T95">P</text:span></text:p>
          </table:table-cell>
        </table:table-row>
        <table:table-row>
          <table:table-cell table:style-name="표7.A2" office:value-type="string">
            <text:p text:style-name="P77">게임오버 후 <text:span text:style-name="T97">Start_key 입력 시 게임이 다시 시작되는가</text:span></text:p>
          </table:table-cell>
          <table:table-cell table:style-name="표7.B2" office:value-type="string">
            <text:p text:style-name="P82"><text:span text:style-name="T95">P</text:span></text:p>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otum1" svg:font-family="Dotum"/>
    <style:font-face style:name="Dotum" svg:font-family="Dotum, Tahoma, AppleGothic, sans-serif"/>
    <style:font-face style:name="Mangal1" svg:font-family="Mangal"/>
    <style:font-face style:name="dotum" svg:font-family="dotum, sans-serif"/>
    <style:font-face style:name="한양 신명조" svg:font-family="'한양 신명조'"/>
    <style:font-face style:name="한양신명조" svg:font-family="한양신명조"/>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style:font-face style:name="한양신명조1" svg:font-family="한양신명조"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바탕" fo:font-size="12pt" fo:language="en" fo:country="US" style:letter-kerning="true" style:font-name-asian="바탕1"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바탕1"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_30_" style:display-name="0" style:family="paragraph" style:class="text">
      <style:paragraph-properties fo:line-height="160%" fo:text-align="start" style:justify-single-word="false" fo:padding="0in" fo:border="none" style:vertical-align="baseline" style:snap-to-layout-grid="false"/>
      <style:text-properties fo:color="#000000"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0T01:46:16.84</meta:creation-date>
    <dc:date>2012-12-20T04:30:46.76</dc:date>
    <meta:editing-duration>PT2H39M43S</meta:editing-duration>
    <meta:editing-cycles>69</meta:editing-cycles>
    <meta:generator>LibreOffice/3.6$Windows_x86 LibreOffice_project/da8c1e6-fd468f4-454e206-f42a4a9-143cfd</meta:generator>
    <meta:document-statistic meta:table-count="7" meta:image-count="6" meta:object-count="0" meta:page-count="14" meta:paragraph-count="183" meta:word-count="2465" meta:character-count="4350" meta:non-whitespace-character-count="3457"/>
  </office:meta>
</office:document-meta>
</file>